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4_">h</text:span><text:span text:style-name="_37_">e</text:span><text:span text:style-name="_33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c</text:span><text:span text:style-name="_31_">e</text:span></text:p>
      <text:p text:style-name="P1"><text:span text:style-name="_37_">I</text:span><text:span text:style-name="_31_">N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J</text:span><text:span text:style-name="_34_">u</text:span><text:span text:style-name="_37_">l</text:span><text:span text:style-name="_31_">y</text:span><text:span text:style-name="_35_"> </text:span><text:span text:style-name="_37_">4</text:span><text:span text:style-name="_31_">,</text:span><text:span text:style-name="_36_"> </text:span><text:span text:style-name="_37_">1</text:span><text:span text:style-name="_31_">7</text:span><text:span text:style-name="_34_">7</text:span><text:span text:style-name="_37_">6</text:span><text:span text:style-name="_31_">.</text:span></text:p>
      <text:p text:style-name="P1"><text:span text:style-name="_37_">T</text:span><text:span text:style-name="_31_">h</text:span><text:span text:style-name="_34_">e</text:span><text:span text:style-name="_38_"> </text:span><text:span text:style-name="_31_">u</text:span><text:span text:style-name="_34_">n</text:span><text:span text:style-name="_37_">a</text:span><text:span text:style-name="_31_">n</text:span><text:span text:style-name="_34_">i</text:span><text:span text:style-name="_37_">m</text:span><text:span text:style-name="_31_">o</text:span><text:span text:style-name="_34_">u</text:span><text:span text:style-name="_37_">s</text:span><text:span text:style-name="_33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r</text:span><text:span text:style-name="_31_">t</text:span><text:span text:style-name="_34_">e</text:span><text:span text:style-name="_37_">e</text:span><text:span text:style-name="_31_">n</text:span><text:span text:style-name="_35_"> </text:span><text:span text:style-name="_37_">u</text:span><text:span text:style-name="_31_">n</text:span><text:span text:style-name="_34_">i</text:span><text:span text:style-name="_37_">t</text:span><text:span text:style-name="_31_">e</text:span><text:span text:style-name="_34_">d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/text:p>
      <text:p text:style-name="P1"><text:span text:style-name="_34_">W</text:span><text:span text:style-name="_37_">h</text:span><text:span text:style-name="_31_">e</text:span><text:span text:style-name="_34_">n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e</text:span><text:span text:style-name="_31_">v</text:span><text:span text:style-name="_34_">e</text:span><text:span text:style-name="_37_">n</text:span><text:span text:style-name="_31_">t</text:span><text:span text:style-name="_34_">s</text:span><text:span text:style-name="_37_">,</text:span><text:span text:style-name="_32_"> </text:span><text:span text:style-name="_34_">i</text:span><text:span text:style-name="_37_">t</text:span><text:span text:style-name="_33_"> </text:span><text:span text:style-name="_34_">b</text:span><text:span text:style-name="_37_">e</text:span><text:span text:style-name="_31_">c</text:span><text:span text:style-name="_34_">o</text:span><text:span text:style-name="_37_">m</text:span><text:span text:style-name="_31_">e</text:span><text:span text:style-name="_34_">s</text:span><text:span text:style-name="_38_"> 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y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i</text:span><text:span text:style-name="_31_">s</text:span><text:span text:style-name="_34_">s</text:span><text:span text:style-name="_37_">o</text:span><text:span text:style-name="_31_">l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b</text:span><text:span text:style-name="_34_">a</text:span><text:span text:style-name="_37_">n</text:span><text:span text:style-name="_31_">d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e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a</text:span><text:span text:style-name="_37_">r</text:span><text:span text:style-name="_31_">t</text:span><text:span text:style-name="_34_">h</text:span><text:span text:style-name="_37_">,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e</text:span><text:span text:style-name="_34_">p</text:span><text:span text:style-name="_37_">a</text:span><text:span text:style-name="_31_">r</text:span><text:span text:style-name="_34_">a</text:span><text:span text:style-name="_37_">t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t</text:span><text:span text:style-name="_31_">o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e</text:span><text:span text:style-name="_34_">'</text:span><text:span text:style-name="_37_">s</text:span><text:span text:style-name="_33_"> </text:span><text:span text:style-name="_34_">G</text:span><text:span text:style-name="_37_">o</text:span><text:span text:style-name="_31_">d</text:span><text:span text:style-name="_35_"> </text:span><text:span text:style-name="_37_">e</text:span><text:span text:style-name="_31_">n</text:span><text:span text:style-name="_34_">t</text:span><text:span text:style-name="_37_">i</text:span><text:span text:style-name="_31_">t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,</text:span><text:span text:style-name="_33_"> </text:span><text:span text:style-name="_34_">a</text:span><text:span text:style-name="_39_"> </text:span><text:span text:style-name="_31_">d</text:span><text:span text:style-name="_34_">e</text:span><text:span text:style-name="_37_">c</text:span><text:span text:style-name="_31_">e</text:span><text:span text:style-name="_34_">n</text:span><text:span text:style-name="_37_">t</text:span><text:span text:style-name="_33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p</text:span><text:span text:style-name="_31_">i</text:span><text:span text:style-name="_34_">n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m</text:span><text:span text:style-name="_37_">a</text:span><text:span text:style-name="_31_">n</text:span><text:span text:style-name="_34_">k</text:span><text:span text:style-name="_37_">i</text:span><text:span text:style-name="_31_">n</text:span><text:span text:style-name="_34_">d</text:span><text:span text:style-name="_39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d</text:span><text:span text:style-name="_31_">e</text:span><text:span text:style-name="_34_">c</text:span><text:span text:style-name="_37_">l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m</text:span><text:span text:style-name="_37_">p</text:span><text:span text:style-name="_31_">e</text:span><text:span text:style-name="_34_">l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e</text:span><text:span text:style-name="_37_">p</text:span><text:span text:style-name="_31_">a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/text:p>
      <text:p text:style-name="P1"><text:span text:style-name="_31_">W</text:span><text:span text:style-name="_34_">e</text:span><text:span text:style-name="_38_"> 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t</text:span><text:span text:style-name="_31_">r</text:span><text:span text:style-name="_34_">u</text:span><text:span text:style-name="_37_">t</text:span><text:span text:style-name="_31_">h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e</text:span><text:span text:style-name="_37_">l</text:span><text:span text:style-name="_31_">f</text:span>-<text:span text:style-name="_37_">e</text:span><text:span text:style-name="_31_">v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m</text:span><text:span text:style-name="_31_">e</text:span><text:span text:style-name="_34_">n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e</text:span><text:span text:style-name="_34_">d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7_">,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e</text:span><text:span text:style-name="_34_">n</text:span><text:span text:style-name="_37_">d</text:span><text:span text:style-name="_31_">o</text:span><text:span text:style-name="_34_">w</text:span><text:span text:style-name="_37_">e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6_"> </text:span><text:span text:style-name="_37_">u</text:span><text:span text:style-name="_31_">n</text:span><text:span text:style-name="_34_">a</text:span><text:span text:style-name="_37_">l</text:span><text:span text:style-name="_31_">i</text:span><text:span text:style-name="_34_">e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4_">s</text:span><text:span text:style-name="_37_">,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L</text:span><text:span text:style-name="_37_">i</text:span><text:span text:style-name="_31_">f</text:span><text:span text:style-name="_34_">e</text:span><text:span text:style-name="_37_">,</text:span><text:span text:style-name="_32_"> </text:span><text:span text:style-name="_34_">L</text:span><text:span text:style-name="_37_">i</text:span><text:span text:style-name="_31_">b</text:span><text:span text:style-name="_34_">e</text:span><text:span text:style-name="_37_">r</text:span><text:span text:style-name="_31_">t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u</text:span><text:span text:style-name="_34_">r</text:span><text:span text:style-name="_37_">s</text:span><text:span text:style-name="_31_">u</text:span><text:span text:style-name="_34_">i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.</text:span>--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s</text:span><text:span text:style-name="_34_">,</text:span><text:span text:style-name="_38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9_"> </text:span><text:span text:style-name="_31_">M</text:span><text:span text:style-name="_34_">e</text:span><text:span text:style-name="_37_">n</text:span><text:span text:style-name="_31_">,</text:span><text:span text:style-name="_36_"> </text:span><text:span text:style-name="_37_">d</text:span><text:span text:style-name="_31_">e</text:span><text:span text:style-name="_34_">r</text:span><text:span text:style-name="_37_">i</text:span><text:span text:style-name="_31_">v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e</text:span><text:span text:style-name="_31_">d</text:span><text:span text:style-name="_34_">,</text:span><text:span text:style-name="_39_"> </text:span>--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h</text:span><text:span text:style-name="_31_">e</text:span><text:span text:style-name="_34_">n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a</text:span><text:span text:style-name="_37_">n</text:span><text:span text:style-name="_31_">y</text:span><text:span text:style-name="_36_"> </text:span><text:span text:style-name="_37_">F</text:span><text:span text:style-name="_31_">o</text:span><text:span text:style-name="_34_">r</text:span><text:span text:style-name="_37_">m</text:span><text:span text:style-name="_33_"> </text:span><text:span text:style-name="_34_">o</text:span><text:span text:style-name="_37_">f</text:span><text:span text:style-name="_32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b</text:span><text:span text:style-name="_34_">e</text:span><text:span text:style-name="_37_">c</text:span><text:span text:style-name="_31_">o</text:span><text:span text:style-name="_34_">m</text:span><text:span text:style-name="_37_">e</text:span><text:span text:style-name="_31_">s</text:span><text:span text:style-name="_36_"> </text:span><text:span text:style-name="_37_">d</text:span><text:span text:style-name="_31_">e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e</text:span><text:span text:style-name="_31_">n</text:span><text:span text:style-name="_34_">d</text:span><text:span text:style-name="_37_">s</text:span><text:span text:style-name="_31_">,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5_"> </text:span><text:span text:style-name="_37_">a</text:span><text:span text:style-name="_31_">b</text:span><text:span text:style-name="_34_">o</text:span><text:span text:style-name="_37_">l</text:span><text:span text:style-name="_31_">i</text:span><text:span text:style-name="_34_">s</text:span><text:span text:style-name="_37_">h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i</text:span><text:span text:style-name="_37_">t</text:span><text:span text:style-name="_31_">u</text:span><text:span text:style-name="_34_">t</text:span><text:span text:style-name="_37_">e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1_">,</text:span><text:span text:style-name="_36_"> </text:span><text:span text:style-name="_37_">l</text:span><text:span text:style-name="_31_">a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i</text:span><text:span text:style-name="_34_">t</text:span><text:span text:style-name="_37_">s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n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r</text:span><text:span text:style-name="_34_">g</text:span><text:span text:style-name="_37_">a</text:span><text:span text:style-name="_31_">n</text:span><text:span text:style-name="_34_">i</text:span><text:span text:style-name="_37_">z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1_">s</text:span><text:span text:style-name="_36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f</text:span><text:span text:style-name="_31_">o</text:span><text:span text:style-name="_34_">r</text:span><text:span text:style-name="_37_">m</text:span><text:span text:style-name="_31_">,</text:span><text:span text:style-name="_36_"> 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s</text:span><text:span text:style-name="_37_">h</text:span><text:span text:style-name="_31_">a</text:span><text:span text:style-name="_34_">l</text:span><text:span text:style-name="_37_">l</text:span><text:span text:style-name="_33_"> </text:span><text:span text:style-name="_34_">s</text:span><text:span text:style-name="_37_">e</text:span><text:span text:style-name="_31_">e</text:span><text:span text:style-name="_34_">m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9_"> </text:span><text:span text:style-name="_31_">t</text:span><text:span text:style-name="_34_">o</text:span><text:span text:style-name="_39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S</text:span><text:span text:style-name="_37_">a</text:span><text:span text:style-name="_31_">f</text:span><text:span text:style-name="_34_">e</text:span><text:span text:style-name="_37_">t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a</text:span><text:span text:style-name="_37_">p</text:span><text:span text:style-name="_31_">p</text:span><text:span text:style-name="_34_">i</text:span><text:span text:style-name="_37_">n</text:span><text:span text:style-name="_31_">e</text:span><text:span text:style-name="_34_">s</text:span><text:span text:style-name="_37_">s</text:span><text:span text:style-name="_31_">.</text:span><text:span text:style-name="_35_"> </text:span><text:span text:style-name="_37_">P</text:span><text:span text:style-name="_31_">r</text:span><text:span text:style-name="_34_">u</text:span><text:span text:style-name="_37_">d</text:span><text:span text:style-name="_31_">e</text:span><text:span text:style-name="_34_">n</text:span><text:span text:style-name="_37_">c</text:span><text:span text:style-name="_31_">e</text:span><text:span text:style-name="_34_">,</text:span><text:span text:style-name="_39_"> </text:span><text:span text:style-name="_31_">i</text:span><text:span text:style-name="_34_">n</text:span><text:span text:style-name="_37_">d</text:span><text:span text:style-name="_31_">e</text:span><text:span text:style-name="_34_">e</text:span><text:span text:style-name="_37_">d</text:span><text:span text:style-name="_31_">,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d</text:span><text:span text:style-name="_37_">i</text:span><text:span text:style-name="_31_">c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1_">s</text:span><text:span text:style-name="_35_"> </text:span><text:span text:style-name="_37_">l</text:span><text:span text:style-name="_31_">o</text:span><text:span text:style-name="_34_">n</text:span><text:span text:style-name="_37_">g</text:span><text:span text:style-name="_33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4_">e</text:span><text:span text:style-name="_37_">d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i</text:span><text:span text:style-name="_34_">e</text:span><text:span text:style-name="_37_">n</text:span><text:span text:style-name="_31_">t</text:span><text:span text:style-name="_35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7_">;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7_">l</text:span><text:span text:style-name="_31_">y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h</text:span><text:span text:style-name="_31_">a</text:span><text:span text:style-name="_34_">t</text:span><text:span text:style-name="_37_">h</text:span><text:span text:style-name="_32_"> </text:span><text:span text:style-name="_34_">s</text:span><text:span text:style-name="_37_">h</text:span><text:span text:style-name="_31_">e</text:span><text:span text:style-name="_34_">w</text:span><text:span text:style-name="_37_">n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m</text:span><text:span text:style-name="_37_">a</text:span><text:span text:style-name="_31_">n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d</text:span><text:span text:style-name="_34_">i</text:span><text:span text:style-name="_37_">s</text:span><text:span text:style-name="_31_">p</text:span><text:span text:style-name="_34_">o</text:span><text:span text:style-name="_37_">s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,</text:span><text:span text:style-name="_35_"> </text:span><text:span text:style-name="_37_">w</text:span><text:span text:style-name="_31_">h</text:span><text:span text:style-name="_34_">i</text:span><text:span text:style-name="_37_">l</text:span><text:span text:style-name="_31_">e</text:span><text:span text:style-name="_36_"> </text:span><text:span text:style-name="_37_">e</text:span><text:span text:style-name="_31_">v</text:span><text:span text:style-name="_34_">i</text:span><text:span text:style-name="_37_">l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a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m</text:span><text:span text:style-name="_31_">s</text:span><text:span text:style-name="_34_">e</text:span><text:span text:style-name="_37_">l</text:span><text:span text:style-name="_31_">v</text:span><text:span text:style-name="_34_">e</text:span><text:span text:style-name="_37_">s</text:span><text:span text:style-name="_32_"> </text:span><text:span text:style-name="_34_">b</text:span><text:span text:style-name="_37_">y</text:span><text:span text:style-name="_32_"> </text:span><text:span text:style-name="_34_">a</text:span><text:span text:style-name="_37_">b</text:span><text:span text:style-name="_31_">o</text:span><text:span text:style-name="_34_">l</text:span><text:span text:style-name="_37_">i</text:span><text:span text:style-name="_31_">s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c</text:span><text:span text:style-name="_31_">c</text:span><text:span text:style-name="_34_">u</text:span><text:span text:style-name="_37_">s</text:span><text:span text:style-name="_31_">t</text:span><text:span text:style-name="_34_">o</text:span><text:span text:style-name="_37_">m</text:span><text:span text:style-name="_31_">e</text:span><text:span text:style-name="_34_">d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a</text:span><text:span text:style-name="_38_"> </text:span><text:span text:style-name="_31_">l</text:span><text:span text:style-name="_34_">o</text:span><text:span text:style-name="_37_">n</text:span><text:span text:style-name="_31_">g</text:span><text:span text:style-name="_36_"> </text:span><text:span text:style-name="_37_">t</text:span><text:span text:style-name="_31_">r</text:span><text:span text:style-name="_34_">a</text:span><text:span text:style-name="_37_">i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a</text:span><text:span text:style-name="_31_">b</text:span><text:span text:style-name="_34_">u</text:span><text:span text:style-name="_37_">s</text:span><text:span text:style-name="_31_">e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u</text:span><text:span text:style-name="_37_">s</text:span><text:span text:style-name="_31_">u</text:span><text:span text:style-name="_34_">r</text:span><text:span text:style-name="_37_">p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p</text:span><text:span text:style-name="_31_">u</text:span><text:span text:style-name="_34_">r</text:span><text:span text:style-name="_37_">s</text:span><text:span text:style-name="_31_">u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4_">v</text:span><text:span text:style-name="_37_">a</text:span><text:span text:style-name="_31_">r</text:span><text:span text:style-name="_34_">i</text:span><text:span text:style-name="_37_">a</text:span><text:span text:style-name="_31_">b</text:span><text:span text:style-name="_34_">l</text:span><text:span text:style-name="_37_">y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e</text:span><text:span text:style-name="_31_">v</text:span><text:span text:style-name="_34_">i</text:span><text:span text:style-name="_37_">n</text:span><text:span text:style-name="_31_">c</text:span><text:span text:style-name="_34_">e</text:span><text:span text:style-name="_37_">s</text:span><text:span text:style-name="_32_"> </text:span><text:span text:style-name="_34_">a</text:span><text:span text:style-name="_38_"> </text:span><text:span text:style-name="_31_">d</text:span><text:span text:style-name="_34_">e</text:span><text:span text:style-name="_37_">s</text:span><text:span text:style-name="_31_">i</text:span><text:span text:style-name="_34_">g</text:span><text:span text:style-name="_37_">n</text:span><text:span text:style-name="_33_"> </text:span><text:span text:style-name="_34_">t</text:span><text:span text:style-name="_37_">o</text:span><text:span text:style-name="_32_"> </text:span><text:span text:style-name="_34_">r</text:span><text:span text:style-name="_37_">e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a</text:span><text:span text:style-name="_37_">b</text:span><text:span text:style-name="_31_">s</text:span><text:span text:style-name="_34_">o</text:span><text:span text:style-name="_37_">l</text:span><text:span text:style-name="_31_">u</text:span><text:span text:style-name="_34_">t</text:span><text:span text:style-name="_37_">e</text:span><text:span text:style-name="_33_"> </text:span><text:span text:style-name="_34_">D</text:span><text:span text:style-name="_37_">e</text:span><text:span text:style-name="_31_">s</text:span><text:span text:style-name="_34_">p</text:span><text:span text:style-name="_37_">o</text:span><text:span text:style-name="_31_">t</text:span><text:span text:style-name="_34_">i</text:span><text:span text:style-name="_37_">s</text:span><text:span text:style-name="_31_">m</text:span><text:span text:style-name="_34_">,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,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d</text:span><text:span text:style-name="_37_">u</text:span><text:span text:style-name="_31_">t</text:span><text:span text:style-name="_34_">y</text:span><text:span text:style-name="_37_">,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r</text:span><text:span text:style-name="_34_">o</text:span><text:span text:style-name="_37_">w</text:span><text:span text:style-name="_32_"> </text:span><text:span text:style-name="_34_">o</text:span><text:span text:style-name="_37_">f</text:span><text:span text:style-name="_31_">f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e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G</text:span><text:span text:style-name="_31_">u</text:span><text:span text:style-name="_34_">a</text:span><text:span text:style-name="_37_">r</text:span><text:span text:style-name="_31_">d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4_">.</text:span>--<text:span text:style-name="_34_">S</text:span><text:span text:style-name="_37_">u</text:span><text:span text:style-name="_31_">c</text:span><text:span text:style-name="_34_">h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a</text:span><text:span text:style-name="_31_">t</text:span><text:span text:style-name="_34_">i</text:span><text:span text:style-name="_37_">e</text:span><text:span text:style-name="_31_">n</text:span><text:span text:style-name="_34_">t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C</text:span><text:span text:style-name="_31_">o</text:span><text:span text:style-name="_34_">l</text:span><text:span text:style-name="_37_">o</text:span><text:span text:style-name="_31_">n</text:span><text:span text:style-name="_34_">i</text:span><text:span text:style-name="_37_">e</text:span><text:span text:style-name="_31_">s</text:span><text:span text:style-name="_34_">;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i</text:span><text:span text:style-name="_31_">t</text:span><text:span text:style-name="_34_">y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t</text:span><text:span text:style-name="_37_">o</text:span><text:span text:style-name="_33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e</text:span><text:span text:style-name="_31_">r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i</text:span><text:span text:style-name="_34_">s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9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8_"> </text:span><text:span text:style-name="_31_">B</text:span><text:span text:style-name="_34_">r</text:span><text:span text:style-name="_37_">i</text:span><text:span text:style-name="_31_">t</text:span><text:span text:style-name="_34_">a</text:span><text:span text:style-name="_37_">i</text:span><text:span text:style-name="_31_">n</text:span><text:span text:style-name="_36_"> </text:span><text:span text:style-name="_37_">i</text:span><text:span text:style-name="_31_">s</text:span><text:span text:style-name="_35_"> </text:span><text:span text:style-name="_37_">a</text:span><text:span text:style-name="_33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i</text:span><text:span text:style-name="_34_">n</text:span><text:span text:style-name="_37_">j</text:span><text:span text:style-name="_31_">u</text:span><text:span text:style-name="_34_">r</text:span><text:span text:style-name="_37_">i</text:span><text:span text:style-name="_31_">e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u</text:span><text:span text:style-name="_37_">s</text:span><text:span text:style-name="_31_">u</text:span><text:span text:style-name="_34_">r</text:span><text:span text:style-name="_37_">p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6_"> </text:span><text:span text:style-name="_37_">a</text:span><text:span text:style-name="_31_">l</text:span><text:span text:style-name="_34_">l</text:span><text:span text:style-name="_39_"> </text:span><text:span text:style-name="_31_">h</text:span><text:span text:style-name="_34_">a</text:span><text:span text:style-name="_37_">v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3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6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n</text:span><text:span text:style-name="_38_"> </text:span><text:span text:style-name="_31_">a</text:span><text:span text:style-name="_34_">b</text:span><text:span text:style-name="_37_">s</text:span><text:span text:style-name="_31_">o</text:span><text:span text:style-name="_34_">l</text:span><text:span text:style-name="_37_">u</text:span><text:span text:style-name="_31_">t</text:span><text:span text:style-name="_34_">e</text:span><text:span text:style-name="_38_"> </text:span><text:span text:style-name="_31_">T</text:span><text:span text:style-name="_34_">y</text:span><text:span text:style-name="_37_">r</text:span><text:span text:style-name="_31_">a</text:span><text:span text:style-name="_34_">n</text:span><text:span text:style-name="_37_">n</text:span><text:span text:style-name="_31_">y</text:span><text:span text:style-name="_36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s</text:span><text:span text:style-name="_34_">,</text:span><text:span text:style-name="_39_"> </text:span><text:span text:style-name="_31_">l</text:span><text:span text:style-name="_34_">e</text:span><text:span text:style-name="_37_">t</text:span><text:span text:style-name="_33_"> </text:span><text:span text:style-name="_34_">F</text:span><text:span text:style-name="_37_">a</text:span><text:span text:style-name="_31_">c</text:span><text:span text:style-name="_34_">t</text:span><text:span text:style-name="_37_">s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u</text:span><text:span text:style-name="_31_">b</text:span><text:span text:style-name="_34_">m</text:span><text:span text:style-name="_37_">i</text:span><text:span text:style-name="_31_">t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c</text:span><text:span text:style-name="_37_">a</text:span><text:span text:style-name="_31_">n</text:span><text:span text:style-name="_34_">d</text:span><text:span text:style-name="_37_">i</text:span><text:span text:style-name="_31_">d</text:span><text:span text:style-name="_36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.</text:span></text:p>
      <text:p text:style-name="P1"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r</text:span><text:span text:style-name="_37_">e</text:span><text:span text:style-name="_31_">f</text:span><text:span text:style-name="_34_">u</text:span><text:span text:style-name="_37_">s</text:span><text:span text:style-name="_31_">e</text:span><text:span text:style-name="_34_">d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s</text:span><text:span text:style-name="_31_">s</text:span><text:span text:style-name="_34_">e</text:span><text:span text:style-name="_37_">n</text:span><text:span text:style-name="_31_">t</text:span><text:span text:style-name="_36_"> </text:span><text:span text:style-name="_37_">t</text:span><text:span text:style-name="_31_">o</text:span><text:span text:style-name="_35_"> </text:span><text:span text:style-name="_37_">L</text:span><text:span text:style-name="_31_">a</text:span><text:span text:style-name="_34_">w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y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u</text:span><text:span text:style-name="_31_">b</text:span><text:span text:style-name="_34_">l</text:span><text:span text:style-name="_37_">i</text:span><text:span text:style-name="_31_">c</text:span><text:span text:style-name="_36_"> </text:span><text:span text:style-name="_37_">g</text:span><text:span text:style-name="_31_">o</text:span><text:span text:style-name="_34_">o</text:span><text:span text:style-name="_37_">d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f</text:span><text:span text:style-name="_34_">o</text:span><text:span text:style-name="_37_">r</text:span><text:span text:style-name="_31_">b</text:span><text:span text:style-name="_34_">i</text:span><text:span text:style-name="_37_">d</text:span><text:span text:style-name="_31_">d</text:span><text:span text:style-name="_34_">e</text:span><text:span text:style-name="_37_">n</text:span><text:span text:style-name="_32_"> </text:span><text:span text:style-name="_34_">h</text:span><text:span text:style-name="_37_">i</text:span><text:span text:style-name="_31_">s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o</text:span><text:span text:style-name="_31_">r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p</text:span><text:span text:style-name="_34_">a</text:span><text:span text:style-name="_37_">s</text:span><text:span text:style-name="_31_">s</text:span><text:span text:style-name="_35_"> </text:span><text:span text:style-name="_37_">L</text:span><text:span text:style-name="_31_">a</text:span><text:span text:style-name="_34_">w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m</text:span><text:span text:style-name="_31_">m</text:span><text:span text:style-name="_34_">e</text:span><text:span text:style-name="_37_">d</text:span><text:span text:style-name="_31_">i</text:span><text:span text:style-name="_34_">a</text:span><text:span text:style-name="_37_">t</text:span><text:span text:style-name="_31_">e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9_"> </text:span><text:span text:style-name="_31_">u</text:span><text:span text:style-name="_34_">n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s</text:span><text:span text:style-name="_37_">u</text:span><text:span text:style-name="_31_">s</text:span><text:span text:style-name="_34_">p</text:span><text:span text:style-name="_37_">e</text:span><text:span text:style-name="_31_">n</text:span><text:span text:style-name="_34_">d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s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o</text:span><text:span text:style-name="_31_">b</text:span><text:span text:style-name="_34_">t</text:span><text:span text:style-name="_37_">a</text:span><text:span text:style-name="_31_">i</text:span><text:span text:style-name="_34_">n</text:span><text:span text:style-name="_37_">e</text:span><text:span text:style-name="_31_">d</text:span><text:span text:style-name="_34_">;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s</text:span><text:span text:style-name="_34_">o</text:span><text:span text:style-name="_39_"> </text:span><text:span text:style-name="_31_">s</text:span><text:span text:style-name="_34_">u</text:span><text:span text:style-name="_37_">s</text:span><text:span text:style-name="_31_">p</text:span><text:span text:style-name="_34_">e</text:span><text:span text:style-name="_37_">n</text:span><text:span text:style-name="_31_">d</text:span><text:span text:style-name="_34_">e</text:span><text:span text:style-name="_37_">d</text:span><text:span text:style-name="_31_">,</text:span><text:span text:style-name="_36_"> 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u</text:span><text:span text:style-name="_34_">t</text:span><text:span text:style-name="_37_">t</text:span><text:span text:style-name="_31_">e</text:span><text:span text:style-name="_34_">r</text:span><text:span text:style-name="_37_">l</text:span><text:span text:style-name="_31_">y</text:span><text:span text:style-name="_36_"> </text:span><text:span text:style-name="_37_">n</text:span><text:span text:style-name="_31_">e</text:span><text:span text:style-name="_34_">g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a</text:span><text:span text:style-name="_34_">t</text:span><text:span text:style-name="_37_">t</text:span><text:span text:style-name="_31_">e</text:span><text:span text:style-name="_34_">n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m</text:span><text:span text:style-name="_37_">.</text:span></text:p>
      <text:p text:style-name="P1"><text:span text:style-name="_34_">H</text:span><text:span text:style-name="_37_">e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r</text:span><text:span text:style-name="_31_">e</text:span><text:span text:style-name="_34_">f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a</text:span><text:span text:style-name="_31_">s</text:span><text:span text:style-name="_34_">s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c</text:span><text:span text:style-name="_31_">c</text:span><text:span text:style-name="_34_">o</text:span><text:span text:style-name="_37_">m</text:span><text:span text:style-name="_31_">m</text:span><text:span text:style-name="_34_">o</text:span><text:span text:style-name="_37_">d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t</text:span><text:span text:style-name="_34_">r</text:span><text:span text:style-name="_37_">i</text:span><text:span text:style-name="_31_">c</text:span><text:span text:style-name="_34_">t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8_"> </text:span><text:span text:style-name="_31_">u</text:span><text:span text:style-name="_34_">n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r</text:span><text:span text:style-name="_31_">e</text:span><text:span text:style-name="_34_">l</text:span><text:span text:style-name="_37_">i</text:span><text:span text:style-name="_31_">n</text:span><text:span text:style-name="_34_">q</text:span><text:span text:style-name="_37_">u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R</text:span><text:span text:style-name="_31_">e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u</text:span><text:span text:style-name="_31_">r</text:span><text:span text:style-name="_34_">e</text:span><text:span text:style-name="_37_">,</text:span><text:span text:style-name="_32_"> </text:span><text:span text:style-name="_34_">a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i</text:span><text:span text:style-name="_34_">n</text:span><text:span text:style-name="_37_">e</text:span><text:span text:style-name="_31_">s</text:span><text:span text:style-name="_34_">t</text:span><text:span text:style-name="_37_">i</text:span><text:span text:style-name="_31_">m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f</text:span><text:span text:style-name="_34_">o</text:span><text:span text:style-name="_37_">r</text:span><text:span text:style-name="_31_">m</text:span><text:span text:style-name="_34_">i</text:span><text:span text:style-name="_37_">d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y</text:span><text:span text:style-name="_34_">r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o</text:span><text:span text:style-name="_37_">n</text:span><text:span text:style-name="_31_">l</text:span><text:span text:style-name="_34_">y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c</text:span><text:span text:style-name="_31_">a</text:span><text:span text:style-name="_34_">l</text:span><text:span text:style-name="_37_">l</text:span><text:span text:style-name="_31_">e</text:span><text:span text:style-name="_34_">d</text:span><text:span text:style-name="_39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b</text:span><text:span text:style-name="_34_">o</text:span><text:span text:style-name="_37_">d</text:span><text:span text:style-name="_31_">i</text:span><text:span text:style-name="_34_">e</text:span><text:span text:style-name="_37_">s</text:span><text:span text:style-name="_33_"> </text:span><text:span text:style-name="_34_">a</text:span><text:span text:style-name="_37_">t</text:span><text:span text:style-name="_33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s</text:span><text:span text:style-name="_36_"> </text:span><text:span text:style-name="_37_">u</text:span><text:span text:style-name="_31_">n</text:span><text:span text:style-name="_34_">u</text:span><text:span text:style-name="_37_">s</text:span><text:span text:style-name="_31_">u</text:span><text:span text:style-name="_34_">a</text:span><text:span text:style-name="_37_">l</text:span><text:span text:style-name="_31_">,</text:span><text:span text:style-name="_35_"> </text:span><text:span text:style-name="_37_">u</text:span><text:span text:style-name="_31_">n</text:span><text:span text:style-name="_34_">c</text:span><text:span text:style-name="_37_">o</text:span><text:span text:style-name="_31_">m</text:span><text:span text:style-name="_34_">f</text:span><text:span text:style-name="_37_">o</text:span><text:span text:style-name="_31_">r</text:span><text:span text:style-name="_34_">t</text:span><text:span text:style-name="_37_">a</text:span><text:span text:style-name="_31_">b</text:span><text:span text:style-name="_34_">l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i</text:span><text:span text:style-name="_37_">s</text:span><text:span text:style-name="_31_">t</text:span><text:span text:style-name="_34_">a</text:span><text:span text:style-name="_37_">n</text:span><text:span text:style-name="_31_">t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d</text:span><text:span text:style-name="_31_">e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o</text:span><text:span text:style-name="_34_">r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p</text:span><text:span text:style-name="_37_">u</text:span><text:span text:style-name="_31_">b</text:span><text:span text:style-name="_34_">l</text:span><text:span text:style-name="_37_">i</text:span><text:span text:style-name="_31_">c</text:span><text:span text:style-name="_35_"> </text:span><text:span text:style-name="_37_">R</text:span><text:span text:style-name="_31_">e</text:span><text:span text:style-name="_34_">c</text:span><text:span text:style-name="_37_">o</text:span><text:span text:style-name="_31_">r</text:span><text:span text:style-name="_34_">d</text:span><text:span text:style-name="_37_">s</text:span><text:span text:style-name="_31_">,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o</text:span><text:span text:style-name="_31_">l</text:span><text:span text:style-name="_34_">e</text:span><text:span text:style-name="_39_"> </text:span><text:span text:style-name="_31_">p</text:span><text:span text:style-name="_34_">u</text:span><text:span text:style-name="_37_">r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a</text:span><text:span text:style-name="_34_">t</text:span><text:span text:style-name="_37_">i</text:span><text:span text:style-name="_31_">g</text:span><text:span text:style-name="_34_">u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i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m</text:span><text:span text:style-name="_34_">e</text:span><text:span text:style-name="_37_">a</text:span><text:span text:style-name="_31_">s</text:span><text:span text:style-name="_34_">u</text:span><text:span text:style-name="_37_">r</text:span><text:span text:style-name="_31_">e</text:span><text:span text:style-name="_34_">s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d</text:span><text:span text:style-name="_31_">i</text:span><text:span text:style-name="_34_">s</text:span><text:span text:style-name="_37_">s</text:span><text:span text:style-name="_31_">o</text:span><text:span text:style-name="_34_">l</text:span><text:span text:style-name="_37_">v</text:span><text:span text:style-name="_31_">e</text:span><text:span text:style-name="_34_">d</text:span><text:span text:style-name="_39_"> </text:span><text:span text:style-name="_31_">R</text:span><text:span text:style-name="_34_">e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7_">s</text:span><text:span text:style-name="_33_"> </text:span><text:span text:style-name="_34_">r</text:span><text:span text:style-name="_37_">e</text:span><text:span text:style-name="_31_">p</text:span><text:span text:style-name="_34_">e</text:span><text:span text:style-name="_37_">a</text:span><text:span text:style-name="_31_">t</text:span><text:span text:style-name="_34_">e</text:span><text:span text:style-name="_37_">d</text:span><text:span text:style-name="_31_">l</text:span><text:span text:style-name="_34_">y</text:span><text:span text:style-name="_37_">,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m</text:span><text:span text:style-name="_37_">a</text:span><text:span text:style-name="_31_">n</text:span><text:span text:style-name="_34_">l</text:span><text:span text:style-name="_37_">y</text:span><text:span text:style-name="_33_"> </text:span><text:span text:style-name="_34_">f</text:span><text:span text:style-name="_37_">i</text:span><text:span text:style-name="_31_">r</text:span><text:span text:style-name="_34_">m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n</text:span><text:span text:style-name="_34_">v</text:span><text:span text:style-name="_37_">a</text:span><text:span text:style-name="_31_">s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r</text:span><text:span text:style-name="_34_">e</text:span><text:span text:style-name="_37_">f</text:span><text:span text:style-name="_31_">u</text:span><text:span text:style-name="_34_">s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6_"> 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3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d</text:span><text:span text:style-name="_34_">i</text:span><text:span text:style-name="_37_">s</text:span><text:span text:style-name="_31_">s</text:span><text:span text:style-name="_34_">o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e</text:span><text:span text:style-name="_31_">d</text:span><text:span text:style-name="_34_">;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s</text:span><text:span text:style-name="_31_">,</text:span><text:span text:style-name="_35_"> </text:span><text:span text:style-name="_37_">i</text:span><text:span text:style-name="_31_">n</text:span><text:span text:style-name="_34_">c</text:span><text:span text:style-name="_37_">a</text:span><text:span text:style-name="_31_">p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n</text:span><text:span text:style-name="_37_">n</text:span><text:span text:style-name="_31_">i</text:span><text:span text:style-name="_34_">h</text:span><text:span text:style-name="_37_">i</text:span><text:span text:style-name="_31_">l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r</text:span><text:span text:style-name="_37_">e</text:span><text:span text:style-name="_31_">t</text:span><text:span text:style-name="_34_">u</text:span><text:span text:style-name="_37_">r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e</text:span><text:span text:style-name="_37_">x</text:span><text:span text:style-name="_31_">e</text:span><text:span text:style-name="_34_">r</text:span><text:span text:style-name="_37_">c</text:span><text:span text:style-name="_31_">i</text:span><text:span text:style-name="_34_">s</text:span><text:span text:style-name="_37_">e</text:span><text:span text:style-name="_31_">;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r</text:span><text:span text:style-name="_34_">e</text:span><text:span text:style-name="_37_">m</text:span><text:span text:style-name="_31_">a</text:span><text:span text:style-name="_34_">i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e</text:span><text:span text:style-name="_34_">a</text:span><text:span text:style-name="_37_">n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e</text:span><text:span text:style-name="_34_">x</text:span><text:span text:style-name="_37_">p</text:span><text:span text:style-name="_31_">o</text:span><text:span text:style-name="_34_">s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a</text:span><text:span text:style-name="_31_">n</text:span><text:span text:style-name="_34_">g</text:span><text:span text:style-name="_37_">e</text:span><text:span text:style-name="_31_">r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n</text:span><text:span text:style-name="_37_">v</text:span><text:span text:style-name="_31_">a</text:span><text:span text:style-name="_34_">s</text:span><text:span text:style-name="_37_">i</text:span><text:span text:style-name="_31_">o</text:span><text:span text:style-name="_34_">n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u</text:span><text:span text:style-name="_37_">l</text:span><text:span text:style-name="_31_">s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i</text:span><text:span text:style-name="_37_">n</text:span><text:span text:style-name="_31_">.</text:span></text:p>
      <text:p text:style-name="P1"><text:soft-page-break/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e</text:span><text:span text:style-name="_34_">n</text:span><text:span text:style-name="_37_">d</text:span><text:span text:style-name="_31_">e</text:span><text:span text:style-name="_34_">a</text:span><text:span text:style-name="_37_">v</text:span><text:span text:style-name="_31_">o</text:span><text:span text:style-name="_34_">u</text:span><text:span text:style-name="_37_">r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v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p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7_">;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p</text:span><text:span text:style-name="_37_">u</text:span><text:span text:style-name="_31_">r</text:span><text:span text:style-name="_34_">p</text:span><text:span text:style-name="_37_">o</text:span><text:span text:style-name="_31_">s</text:span><text:span text:style-name="_34_">e</text:span><text:span text:style-name="_38_"> </text:span><text:span text:style-name="_31_">o</text:span><text:span text:style-name="_34_">b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a</text:span><text:span text:style-name="_31_">w</text:span><text:span text:style-name="_34_">s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7_">i</text:span><text:span text:style-name="_31_">z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7_">e</text:span><text:span text:style-name="_31_">r</text:span><text:span text:style-name="_34_">s</text:span><text:span text:style-name="_37_">;</text:span><text:span text:style-name="_33_"> </text:span><text:span text:style-name="_34_">r</text:span><text:span text:style-name="_37_">e</text:span><text:span text:style-name="_31_">f</text:span><text:span text:style-name="_34_">u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a</text:span><text:span text:style-name="_31_">s</text:span><text:span text:style-name="_34_">s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e</text:span><text:span text:style-name="_37_">n</text:span><text:span text:style-name="_31_">c</text:span><text:span text:style-name="_34_">o</text:span><text:span text:style-name="_37_">u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m</text:span><text:span text:style-name="_31_">i</text:span><text:span text:style-name="_34_">g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h</text:span><text:span text:style-name="_37_">i</text:span><text:span text:style-name="_31_">t</text:span><text:span text:style-name="_34_">h</text:span><text:span text:style-name="_37_">e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r</text:span><text:span text:style-name="_37_">a</text:span><text:span text:style-name="_31_">i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d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n</text:span><text:span text:style-name="_34_">e</text:span><text:span text:style-name="_37_">w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a</text:span><text:span text:style-name="_31_">n</text:span><text:span text:style-name="_34_">d</text:span><text:span text:style-name="_37_">s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o</text:span><text:span text:style-name="_34_">b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d</text:span><text:span text:style-name="_37_">m</text:span><text:span text:style-name="_31_">i</text:span><text:span text:style-name="_34_">n</text:span><text:span text:style-name="_37_">i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4_">,</text:span><text:span text:style-name="_38_"> </text:span><text:span text:style-name="_31_">b</text:span><text:span text:style-name="_34_">y</text:span><text:span text:style-name="_39_"> </text:span><text:span text:style-name="_31_">r</text:span><text:span text:style-name="_34_">e</text:span><text:span text:style-name="_37_">f</text:span><text:span text:style-name="_31_">u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s</text:span><text:span text:style-name="_31_">s</text:span><text:span text:style-name="_34_">e</text:span><text:span text:style-name="_37_">n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L</text:span><text:span text:style-name="_31_">a</text:span><text:span text:style-name="_34_">w</text:span><text:span text:style-name="_37_">s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J</text:span><text:span text:style-name="_34_">u</text:span><text:span text:style-name="_37_">d</text:span><text:span text:style-name="_31_">i</text:span><text:span text:style-name="_34_">c</text:span><text:span text:style-name="_37_">i</text:span><text:span text:style-name="_31_">a</text:span><text:span text:style-name="_34_">r</text:span><text:span text:style-name="_37_">y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4_">.</text:span></text:p>
      <text:p text:style-name="P1"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J</text:span><text:span text:style-name="_34_">u</text:span><text:span text:style-name="_37_">d</text:span><text:span text:style-name="_31_">g</text:span><text:span text:style-name="_34_">e</text:span><text:span text:style-name="_37_">s</text:span><text:span text:style-name="_33_"> </text:span><text:span text:style-name="_34_">d</text:span><text:span text:style-name="_37_">e</text:span><text:span text:style-name="_31_">p</text:span><text:span text:style-name="_34_">e</text:span><text:span text:style-name="_37_">n</text:span><text:span text:style-name="_31_">d</text:span><text:span text:style-name="_34_">e</text:span><text:span text:style-name="_37_">n</text:span><text:span text:style-name="_31_">t</text:span><text:span text:style-name="_36_"> </text:span><text:span text:style-name="_37_">o</text:span><text:span text:style-name="_31_">n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a</text:span><text:span text:style-name="_31_">l</text:span><text:span text:style-name="_34_">o</text:span><text:span text:style-name="_37_">n</text:span><text:span text:style-name="_31_">e</text:span><text:span text:style-name="_34_">,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n</text:span><text:span text:style-name="_37_">u</text:span><text:span text:style-name="_31_">r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o</text:span><text:span text:style-name="_34_">f</text:span><text:span text:style-name="_37_">f</text:span><text:span text:style-name="_31_">i</text:span><text:span text:style-name="_34_">c</text:span><text:span text:style-name="_37_">e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o</text:span><text:span text:style-name="_37_">u</text:span><text:span text:style-name="_31_">n</text:span><text:span text:style-name="_34_">t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a</text:span><text:span text:style-name="_31_">y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s</text:span><text:span text:style-name="_34_">a</text:span><text:span text:style-name="_37_">l</text:span><text:span text:style-name="_31_">a</text:span><text:span text:style-name="_34_">r</text:span><text:span text:style-name="_37_">i</text:span><text:span text:style-name="_31_">e</text:span><text:span text:style-name="_34_">s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e</text:span><text:span text:style-name="_31_">r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a</text:span><text:span text:style-name="_39_"> </text:span><text:span text:style-name="_31_">m</text:span><text:span text:style-name="_34_">u</text:span><text:span text:style-name="_37_">l</text:span><text:span text:style-name="_31_">t</text:span><text:span text:style-name="_34_">i</text:span><text:span text:style-name="_37_">t</text:span><text:span text:style-name="_31_">u</text:span><text:span text:style-name="_34_">d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O</text:span><text:span text:style-name="_31_">f</text:span><text:span text:style-name="_34_">f</text:span><text:span text:style-name="_37_">i</text:span><text:span text:style-name="_31_">c</text:span><text:span text:style-name="_34_">e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e</text:span><text:span text:style-name="_37_">n</text:span><text:span text:style-name="_31_">t</text:span><text:span text:style-name="_35_"> </text:span><text:span text:style-name="_37_">h</text:span><text:span text:style-name="_31_">i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s</text:span><text:span text:style-name="_34_">w</text:span><text:span text:style-name="_37_">a</text:span><text:span text:style-name="_31_">r</text:span><text:span text:style-name="_34_">m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f</text:span><text:span text:style-name="_31_">f</text:span><text:span text:style-name="_34_">i</text:span><text:span text:style-name="_37_">c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a</text:span><text:span text:style-name="_31_">r</text:span><text:span text:style-name="_34_">r</text:span><text:span text:style-name="_37_">a</text:span><text:span text:style-name="_31_">s</text:span><text:span text:style-name="_34_">s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a</text:span><text:span text:style-name="_31_">t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s</text:span><text:span text:style-name="_34_">u</text:span><text:span text:style-name="_37_">b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.</text:span></text:p>
      <text:p text:style-name="P1"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k</text:span><text:span text:style-name="_34_">e</text:span><text:span text:style-name="_37_">p</text:span><text:span text:style-name="_31_">t</text:span><text:span text:style-name="_35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6_"> </text:span><text:span text:style-name="_37_">u</text:span><text:span text:style-name="_31_">s</text:span><text:span text:style-name="_34_">,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i</text:span><text:span text:style-name="_37_">m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p</text:span><text:span text:style-name="_34_">e</text:span><text:span text:style-name="_37_">a</text:span><text:span text:style-name="_31_">c</text:span><text:span text:style-name="_34_">e</text:span><text:span text:style-name="_37_">,</text:span><text:span text:style-name="_32_"> 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r</text:span><text:span text:style-name="_31_">m</text:span><text:span text:style-name="_34_">i</text:span><text:span text:style-name="_37_">e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l</text:span><text:span text:style-name="_31_">e</text:span><text:span text:style-name="_34_">g</text:span><text:span text:style-name="_37_">i</text:span><text:span text:style-name="_31_">s</text:span><text:span text:style-name="_34_">l</text:span><text:span text:style-name="_37_">a</text:span><text:span text:style-name="_31_">t</text:span><text:span text:style-name="_34_">u</text:span><text:span text:style-name="_37_">r</text:span><text:span text:style-name="_31_">e</text:span><text:span text:style-name="_34_">s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a</text:span><text:span text:style-name="_31_">f</text:span><text:span text:style-name="_34_">f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i</text:span><text:span text:style-name="_31_">l</text:span><text:span text:style-name="_34_">i</text:span><text:span text:style-name="_37_">t</text:span><text:span text:style-name="_31_">a</text:span><text:span text:style-name="_34_">r</text:span><text:span text:style-name="_37_">y</text:span><text:span text:style-name="_32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i</text:span><text:span text:style-name="_37_">o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i</text:span><text:span text:style-name="_37_">v</text:span><text:span text:style-name="_31_">i</text:span><text:span text:style-name="_34_">l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c</text:span><text:span text:style-name="_31_">o</text:span><text:span text:style-name="_34_">m</text:span><text:span text:style-name="_37_">b</text:span><text:span text:style-name="_31_">i</text:span><text:span text:style-name="_34_">n</text:span><text:span text:style-name="_37_">e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2_"> </text:span><text:span text:style-name="_34_">u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a</text:span><text:span text:style-name="_39_"> </text:span><text:span text:style-name="_31_">j</text:span><text:span text:style-name="_34_">u</text:span><text:span text:style-name="_37_">r</text:span><text:span text:style-name="_31_">i</text:span><text:span text:style-name="_34_">s</text:span><text:span text:style-name="_37_">d</text:span><text:span text:style-name="_31_">i</text:span><text:span text:style-name="_34_">c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8_"> </text:span><text:span text:style-name="_31_">t</text:span><text:span text:style-name="_34_">o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i</text:span><text:span text:style-name="_34_">t</text:span><text:span text:style-name="_37_">u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u</text:span><text:span text:style-name="_37_">n</text:span><text:span text:style-name="_31_">a</text:span><text:span text:style-name="_34_">c</text:span><text:span text:style-name="_37_">k</text:span><text:span text:style-name="_31_">n</text:span><text:span text:style-name="_34_">o</text:span><text:span text:style-name="_37_">w</text:span><text:span text:style-name="_31_">l</text:span><text:span text:style-name="_34_">e</text:span><text:span text:style-name="_37_">d</text:span><text:span text:style-name="_31_">g</text:span><text:span text:style-name="_34_">e</text:span><text:span text:style-name="_37_">d</text:span><text:span text:style-name="_33_"> </text:span><text:span text:style-name="_34_">b</text:span><text:span text:style-name="_37_">y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l</text:span><text:span text:style-name="_31_">a</text:span><text:span text:style-name="_34_">w</text:span><text:span text:style-name="_37_">s</text:span><text:span text:style-name="_31_">;</text:span><text:span text:style-name="_35_"> </text:span><text:span text:style-name="_37_">g</text:span><text:span text:style-name="_31_">i</text:span><text:span text:style-name="_34_">v</text:span><text:span text:style-name="_37_">i</text:span><text:span text:style-name="_31_">n</text:span><text:span text:style-name="_34_">g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s</text:span><text:span text:style-name="_31_">s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A</text:span><text:span text:style-name="_31_">c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e</text:span><text:span text:style-name="_31_">n</text:span><text:span text:style-name="_34_">d</text:span><text:span text:style-name="_37_">e</text:span><text:span text:style-name="_31_">d</text:span><text:span text:style-name="_35_"> </text:span><text:span text:style-name="_37_">L</text:span><text:span text:style-name="_31_">e</text:span><text:span text:style-name="_34_">g</text:span><text:span text:style-name="_37_">i</text:span><text:span text:style-name="_31_">s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:</text:span></text:p>
      <text:p text:style-name="P1"><text:span text:style-name="_31_">F</text:span><text:span text:style-name="_34_">o</text:span><text:span text:style-name="_37_">r</text:span><text:span text:style-name="_33_"> </text:span><text:span text:style-name="_34_">Q</text:span><text:span text:style-name="_37_">u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i</text:span><text:span text:style-name="_31_">n</text:span><text:span text:style-name="_34_">g</text:span><text:span text:style-name="_38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8_"> </text:span><text:span text:style-name="_31_">b</text:span><text:span text:style-name="_34_">o</text:span><text:span text:style-name="_37_">d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r</text:span><text:span text:style-name="_31_">m</text:span><text:span text:style-name="_34_">e</text:span><text:span text:style-name="_37_">d</text:span><text:span text:style-name="_32_"> </text:span><text:span text:style-name="_34_">t</text:span><text:span text:style-name="_37_">r</text:span><text:span text:style-name="_31_">o</text:span><text:span text:style-name="_34_">o</text:span><text:span text:style-name="_37_">p</text:span><text:span text:style-name="_31_">s</text:span><text:span text:style-name="_36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6_"> </text:span><text:span text:style-name="_37_">u</text:span><text:span text:style-name="_31_">s</text:span><text:span text:style-name="_34_">:</text:span></text:p>
      <text:p text:style-name="P1"><text:span text:style-name="_31_">F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c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m</text:span><text:span text:style-name="_34_">,</text:span><text:span text:style-name="_39_"> </text:span><text:span text:style-name="_31_">b</text:span><text:span text:style-name="_34_">y</text:span><text:span text:style-name="_38_"> </text:span><text:span text:style-name="_31_">a</text:span><text:span text:style-name="_36_"> </text:span><text:span text:style-name="_37_">m</text:span><text:span text:style-name="_31_">o</text:span><text:span text:style-name="_34_">c</text:span><text:span text:style-name="_37_">k</text:span><text:span text:style-name="_32_"> </text:span><text:span text:style-name="_34_">T</text:span><text:span text:style-name="_37_">r</text:span><text:span text:style-name="_31_">i</text:span><text:span text:style-name="_34_">a</text:span><text:span text:style-name="_37_">l</text:span><text:span text:style-name="_31_">,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7_">n</text:span><text:span text:style-name="_31_">y</text:span><text:span text:style-name="_35_"> </text:span><text:span text:style-name="_37_">M</text:span><text:span text:style-name="_31_">u</text:span><text:span text:style-name="_34_">r</text:span><text:span text:style-name="_37_">d</text:span><text:span text:style-name="_31_">e</text:span><text:span text:style-name="_34_">r</text:span><text:span text:style-name="_37_">s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c</text:span><text:span text:style-name="_37_">o</text:span><text:span text:style-name="_31_">m</text:span><text:span text:style-name="_34_">m</text:span><text:span text:style-name="_37_">i</text:span><text:span text:style-name="_31_">t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h</text:span><text:span text:style-name="_31_">a</text:span><text:span text:style-name="_34_">b</text:span><text:span text:style-name="_37_">i</text:span><text:span text:style-name="_31_">t</text:span><text:span text:style-name="_34_">a</text:span><text:span text:style-name="_37_">n</text:span><text:span text:style-name="_31_">t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:</text:span></text:p>
      <text:p text:style-name="P1"><text:span text:style-name="_37_">F</text:span><text:span text:style-name="_31_">o</text:span><text:span text:style-name="_34_">r</text:span><text:span text:style-name="_39_"> </text:span><text:span text:style-name="_31_">c</text:span><text:span text:style-name="_34_">u</text:span><text:span text:style-name="_37_">t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f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T</text:span><text:span text:style-name="_37_">r</text:span><text:span text:style-name="_31_">a</text:span><text:span text:style-name="_34_">d</text:span><text:span text:style-name="_37_">e</text:span><text:span text:style-name="_33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:</text:span></text:p>
      <text:p text:style-name="P1"><text:span text:style-name="_31_">F</text:span><text:span text:style-name="_34_">o</text:span><text:span text:style-name="_37_">r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a</text:span><text:span text:style-name="_31_">x</text:span><text:span text:style-name="_34_">e</text:span><text:span text:style-name="_37_">s</text:span><text:span text:style-name="_33_"> </text:span><text:span text:style-name="_34_">o</text:span><text:span text:style-name="_37_">n</text:span><text:span text:style-name="_32_"> </text:span><text:span text:style-name="_34_">u</text:span><text:span text:style-name="_37_">s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n</text:span><text:span text:style-name="_34_">t</text:span><text:span text:style-name="_37_">:</text:span></text:p>
      <text:p text:style-name="P1"><text:span text:style-name="_34_">F</text:span><text:span text:style-name="_37_">o</text:span><text:span text:style-name="_31_">r</text:span><text:span text:style-name="_35_"> </text:span><text:span text:style-name="_37_">d</text:span><text:span text:style-name="_31_">e</text:span><text:span text:style-name="_34_">p</text:span><text:span text:style-name="_37_">r</text:span><text:span text:style-name="_31_">i</text:span><text:span text:style-name="_34_">v</text:span><text:span text:style-name="_37_">i</text:span><text:span text:style-name="_31_">n</text:span><text:span text:style-name="_34_">g</text:span><text:span text:style-name="_39_"> </text:span><text:span text:style-name="_31_">u</text:span><text:span text:style-name="_34_">s</text:span><text:span text:style-name="_39_"> </text:span><text:span text:style-name="_31_">i</text:span><text:span text:style-name="_34_">n</text:span><text:span text:style-name="_38_"> </text:span><text:span text:style-name="_31_">m</text:span><text:span text:style-name="_34_">a</text:span><text:span text:style-name="_37_">n</text:span><text:span text:style-name="_31_">y</text:span><text:span text:style-name="_35_"> </text:span><text:span text:style-name="_37_">c</text:span><text:span text:style-name="_31_">a</text:span><text:span text:style-name="_34_">s</text:span><text:span text:style-name="_37_">e</text:span><text:span text:style-name="_31_">s</text:span><text:span text:style-name="_34_">,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e</text:span><text:span text:style-name="_31_">n</text:span><text:span text:style-name="_34_">e</text:span><text:span text:style-name="_37_">f</text:span><text:span text:style-name="_31_">i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r</text:span><text:span text:style-name="_31_">i</text:span><text:span text:style-name="_34_">a</text:span><text:span text:style-name="_37_">l</text:span><text:span text:style-name="_32_"> </text:span><text:span text:style-name="_34_">b</text:span><text:span text:style-name="_37_">y</text:span><text:span text:style-name="_33_"> </text:span><text:span text:style-name="_34_">J</text:span><text:span text:style-name="_37_">u</text:span><text:span text:style-name="_31_">r</text:span><text:span text:style-name="_34_">y</text:span><text:span text:style-name="_37_">:</text:span></text:p>
      <text:p text:style-name="P1"><text:span text:style-name="_34_">F</text:span><text:span text:style-name="_37_">o</text:span><text:span text:style-name="_31_">r</text:span><text:span text:style-name="_35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p</text:span><text:span text:style-name="_37_">o</text:span><text:span text:style-name="_31_">r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u</text:span><text:span text:style-name="_34_">s</text:span><text:span text:style-name="_39_"> </text:span><text:span text:style-name="_31_">b</text:span><text:span text:style-name="_34_">e</text:span><text:span text:style-name="_37_">y</text:span><text:span text:style-name="_31_">o</text:span><text:span text:style-name="_34_">n</text:span><text:span text:style-name="_37_">d</text:span><text:span text:style-name="_33_"> </text:span><text:span text:style-name="_34_">S</text:span><text:span text:style-name="_37_">e</text:span><text:span text:style-name="_31_">a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t</text:span><text:span text:style-name="_34_">r</text:span><text:span text:style-name="_37_">i</text:span><text:span text:style-name="_31_">e</text:span><text:span text:style-name="_34_">d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e</text:span><text:span text:style-name="_31_">n</text:span><text:span text:style-name="_34_">d</text:span><text:span text:style-name="_37_">e</text:span><text:span text:style-name="_31_">d</text:span><text:span text:style-name="_35_"> </text:span><text:span text:style-name="_37_">o</text:span><text:span text:style-name="_31_">f</text:span><text:span text:style-name="_34_">f</text:span><text:span text:style-name="_37_">e</text:span><text:span text:style-name="_31_">n</text:span><text:span text:style-name="_34_">c</text:span><text:span text:style-name="_37_">e</text:span><text:span text:style-name="_31_">s</text:span></text:p>
      <text:p text:style-name="P1"><text:span text:style-name="_37_">F</text:span><text:span text:style-name="_31_">o</text:span><text:span text:style-name="_34_">r</text:span><text:span text:style-name="_38_"> </text:span><text:span text:style-name="_31_">a</text:span><text:span text:style-name="_34_">b</text:span><text:span text:style-name="_37_">o</text:span><text:span text:style-name="_31_">l</text:span><text:span text:style-name="_34_">i</text:span><text:span text:style-name="_37_">s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r</text:span><text:span text:style-name="_37_">e</text:span><text:span text:style-name="_31_">e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9_"> </text:span><text:span text:style-name="_31_">o</text:span><text:span text:style-name="_34_">f</text:span><text:span text:style-name="_38_"> </text:span><text:span text:style-name="_31_">E</text:span><text:span text:style-name="_34_">n</text:span><text:span text:style-name="_37_">g</text:span><text:span text:style-name="_31_">l</text:span><text:span text:style-name="_34_">i</text:span><text:span text:style-name="_37_">s</text:span><text:span text:style-name="_31_">h</text:span><text:span text:style-name="_35_"> </text:span><text:span text:style-name="_37_">L</text:span><text:span text:style-name="_31_">a</text:span><text:span text:style-name="_34_">w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a</text:span><text:span text:style-name="_38_"> </text:span><text:span text:style-name="_31_">n</text:span><text:span text:style-name="_34_">e</text:span><text:span text:style-name="_37_">i</text:span><text:span text:style-name="_31_">g</text:span><text:span text:style-name="_34_">h</text:span><text:span text:style-name="_37_">b</text:span><text:span text:style-name="_31_">o</text:span><text:span text:style-name="_34_">u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i</text:span><text:span text:style-name="_31_">n</text:span><text:span text:style-name="_35_"> </text:span><text:span text:style-name="_37_">a</text:span><text:span text:style-name="_31_">n</text:span><text:span text:style-name="_36_"> </text:span><text:span text:style-name="_37_">A</text:span><text:span text:style-name="_31_">r</text:span><text:span text:style-name="_34_">b</text:span><text:span text:style-name="_37_">i</text:span><text:span text:style-name="_31_">t</text:span><text:span text:style-name="_34_">r</text:span><text:span text:style-name="_37_">a</text:span><text:span text:style-name="_31_">r</text:span><text:span text:style-name="_34_">y</text:span><text:span text:style-name="_38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e</text:span><text:span text:style-name="_37_">n</text:span><text:span text:style-name="_31_">l</text:span><text:span text:style-name="_34_">a</text:span><text:span text:style-name="_37_">r</text:span><text:span text:style-name="_31_">g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t</text:span><text:span text:style-name="_34_">s</text:span><text:span text:style-name="_39_"> </text:span><text:span text:style-name="_31_">B</text:span><text:span text:style-name="_34_">o</text:span><text:span text:style-name="_37_">u</text:span><text:span text:style-name="_31_">n</text:span><text:span text:style-name="_34_">d</text:span><text:span text:style-name="_37_">a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s</text:span><text:span text:style-name="_31_">o</text:span><text:span text:style-name="_36_"> </text:span><text:span text:style-name="_37_">a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i</text:span><text:span text:style-name="_34_">t</text:span><text:span text:style-name="_38_"> 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c</text:span><text:span text:style-name="_31_">e</text:span><text:span text:style-name="_35_"> </text:span><text:span text:style-name="_37_">a</text:span><text:span text:style-name="_31_">n</text:span><text:span text:style-name="_36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i</text:span><text:span text:style-name="_34_">t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i</text:span><text:span text:style-name="_34_">n</text:span><text:span text:style-name="_37_">t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m</text:span><text:span text:style-name="_34_">e</text:span><text:span text:style-name="_38_"> </text:span><text:span text:style-name="_31_">a</text:span><text:span text:style-name="_34_">b</text:span><text:span text:style-name="_37_">s</text:span><text:span text:style-name="_31_">o</text:span><text:span text:style-name="_34_">l</text:span><text:span text:style-name="_37_">u</text:span><text:span text:style-name="_31_">t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C</text:span><text:span text:style-name="_37_">o</text:span><text:span text:style-name="_31_">l</text:span><text:span text:style-name="_34_">o</text:span><text:span text:style-name="_37_">n</text:span><text:span text:style-name="_31_">i</text:span><text:span text:style-name="_34_">e</text:span><text:span text:style-name="_37_">s</text:span><text:span text:style-name="_31_">:</text:span></text:p>
      <text:p text:style-name="P1"><text:span text:style-name="_37_">F</text:span><text:span text:style-name="_31_">o</text:span><text:span text:style-name="_34_">r</text:span><text:span text:style-name="_38_"> </text:span><text:span text:style-name="_31_">t</text:span><text:span text:style-name="_34_">a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w</text:span><text:span text:style-name="_31_">a</text:span><text:span text:style-name="_34_">y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C</text:span><text:span text:style-name="_37_">h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s</text:span><text:span text:style-name="_31_">,</text:span><text:span text:style-name="_36_"> </text:span><text:span text:style-name="_37_">a</text:span><text:span text:style-name="_31_">b</text:span><text:span text:style-name="_34_">o</text:span><text:span text:style-name="_37_">l</text:span><text:span text:style-name="_31_">i</text:span><text:span text:style-name="_34_">s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v</text:span><text:span text:style-name="_37_">a</text:span><text:span text:style-name="_31_">l</text:span><text:span text:style-name="_34_">u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L</text:span><text:span text:style-name="_37_">a</text:span><text:span text:style-name="_31_">w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f</text:span><text:span text:style-name="_31_">u</text:span><text:span text:style-name="_34_">n</text:span><text:span text:style-name="_37_">d</text:span><text:span text:style-name="_31_">a</text:span><text:span text:style-name="_34_">m</text:span><text:span text:style-name="_37_">e</text:span><text:span text:style-name="_31_">n</text:span><text:span text:style-name="_34_">t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m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s</text:span><text:span text:style-name="_37_">:</text:span></text:p>
      <text:p text:style-name="P1"><text:span text:style-name="_34_">F</text:span><text:span text:style-name="_37_">o</text:span><text:span text:style-name="_31_">r</text:span><text:span text:style-name="_35_"> </text:span><text:span text:style-name="_37_">s</text:span><text:span text:style-name="_31_">u</text:span><text:span text:style-name="_34_">s</text:span><text:span text:style-name="_37_">p</text:span><text:span text:style-name="_31_">e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o</text:span><text:span text:style-name="_31_">w</text:span><text:span text:style-name="_34_">n</text:span><text:span text:style-name="_39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u</text:span><text:span text:style-name="_31_">r</text:span><text:span text:style-name="_34_">e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d</text:span><text:span text:style-name="_34_">e</text:span><text:span text:style-name="_37_">c</text:span><text:span text:style-name="_31_">l</text:span><text:span text:style-name="_34_">a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4_">m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9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l</text:span><text:span text:style-name="_31_">e</text:span><text:span text:style-name="_34_">g</text:span><text:span text:style-name="_37_">i</text:span><text:span text:style-name="_31_">s</text:span><text:span text:style-name="_34_">l</text:span><text:span text:style-name="_37_">a</text:span><text:span text:style-name="_31_">t</text:span><text:span text:style-name="_34_">e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u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c</text:span><text:span text:style-name="_31_">a</text:span><text:span text:style-name="_34_">s</text:span><text:span text:style-name="_37_">e</text:span><text:span text:style-name="_31_">s</text:span><text:span text:style-name="_36_"> </text:span><text:span text:style-name="_37_">w</text:span><text:span text:style-name="_31_">h</text:span><text:span text:style-name="_34_">a</text:span><text:span text:style-name="_37_">t</text:span><text:span text:style-name="_31_">s</text:span><text:span text:style-name="_34_">o</text:span><text:span text:style-name="_37_">e</text:span><text:span text:style-name="_31_">v</text:span><text:span text:style-name="_34_">e</text:span><text:span text:style-name="_37_">r</text:span><text:span text:style-name="_31_">.</text:span></text:p>
      <text:p text:style-name="P1"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a</text:span><text:span text:style-name="_34_">b</text:span><text:span text:style-name="_37_">d</text:span><text:span text:style-name="_31_">i</text:span><text:span text:style-name="_34_">c</text:span><text:span text:style-name="_37_">a</text:span><text:span text:style-name="_31_">t</text:span><text:span text:style-name="_34_">e</text:span><text:span text:style-name="_37_">d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,</text:span><text:span text:style-name="_38_"> </text:span><text:span text:style-name="_31_">b</text:span><text:span text:style-name="_34_">y</text:span><text:span text:style-name="_39_"> </text:span><text:span text:style-name="_31_">d</text:span><text:span text:style-name="_34_">e</text:span><text:span text:style-name="_37_">c</text:span><text:span text:style-name="_31_">l</text:span><text:span text:style-name="_34_">a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u</text:span><text:span text:style-name="_37_">s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a</text:span><text:span text:style-name="_37_">g</text:span><text:span text:style-name="_31_">i</text:span><text:span text:style-name="_34_">n</text:span><text:span text:style-name="_37_">g</text:span><text:span text:style-name="_33_"> </text:span><text:span text:style-name="_34_">W</text:span><text:span text:style-name="_37_">a</text:span><text:span text:style-name="_31_">r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3_"> </text:span><text:span text:style-name="_34_">u</text:span><text:span text:style-name="_37_">s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p</text:span><text:span text:style-name="_34_">l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e</text:span><text:span text:style-name="_34_">a</text:span><text:span text:style-name="_37_">s</text:span><text:span text:style-name="_31_">,</text:span><text:span text:style-name="_35_"> </text:span><text:span text:style-name="_37_">r</text:span><text:span text:style-name="_31_">a</text:span><text:span text:style-name="_34_">v</text:span><text:span text:style-name="_37_">a</text:span><text:span text:style-name="_31_">g</text:span><text:span text:style-name="_34_">e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C</text:span><text:span text:style-name="_31_">o</text:span><text:span text:style-name="_34_">a</text:span><text:span text:style-name="_37_">s</text:span><text:span text:style-name="_31_">t</text:span><text:span text:style-name="_34_">s</text:span><text:span text:style-name="_37_">,</text:span><text:span text:style-name="_33_"> </text:span><text:span text:style-name="_34_">b</text:span><text:span text:style-name="_37_">u</text:span><text:span text:style-name="_31_">r</text:span><text:span text:style-name="_34_">n</text:span><text:span text:style-name="_37_">t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o</text:span><text:span text:style-name="_34_">w</text:span><text:span text:style-name="_37_">n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d</text:span><text:span text:style-name="_37_">e</text:span><text:span text:style-name="_31_">s</text:span><text:span text:style-name="_34_">t</text:span><text:span text:style-name="_37_">r</text:span><text:span text:style-name="_31_">o</text:span><text:span text:style-name="_34_">y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i</text:span><text:span text:style-name="_37_">v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.</text:span></text:p>
      <text:p text:style-name="P1"><text:span text:style-name="_31_">H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p</text:span><text:span text:style-name="_34_">o</text:span><text:span text:style-name="_37_">r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5_"> </text:span><text:span text:style-name="_37_">A</text:span><text:span text:style-name="_31_">r</text:span><text:span text:style-name="_34_">m</text:span><text:span text:style-name="_37_">i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i</text:span><text:span text:style-name="_37_">g</text:span><text:span text:style-name="_31_">n</text:span><text:span text:style-name="_35_"> </text:span><text:span text:style-name="_37_">M</text:span><text:span text:style-name="_31_">e</text:span><text:span text:style-name="_34_">r</text:span><text:span text:style-name="_37_">c</text:span><text:span text:style-name="_31_">e</text:span><text:span text:style-name="_34_">n</text:span><text:span text:style-name="_37_">a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l</text:span><text:span text:style-name="_34_">e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d</text:span><text:span text:style-name="_34_">e</text:span><text:span text:style-name="_37_">a</text:span><text:span text:style-name="_31_">t</text:span><text:span text:style-name="_34_">h</text:span><text:span text:style-name="_37_">,</text:span><text:span text:style-name="_32_"> </text:span><text:span text:style-name="_34_">d</text:span><text:span text:style-name="_37_">e</text:span><text:span text:style-name="_31_">s</text:span><text:span text:style-name="_34_">o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y</text:span><text:span text:style-name="_31_">r</text:span><text:span text:style-name="_34_">a</text:span><text:span text:style-name="_37_">n</text:span><text:span text:style-name="_31_">n</text:span><text:span text:style-name="_34_">y</text:span><text:span text:style-name="_37_">,</text:span><text:span text:style-name="_33_"> </text:span><text:span text:style-name="_34_">a</text:span><text:span text:style-name="_37_">l</text:span><text:span text:style-name="_31_">r</text:span><text:span text:style-name="_34_">e</text:span><text:span text:style-name="_37_">a</text:span><text:span text:style-name="_31_">d</text:span><text:span text:style-name="_34_">y</text:span><text:span text:style-name="_39_"> </text:span><text:span text:style-name="_31_">b</text:span><text:span text:style-name="_34_">e</text:span><text:span text:style-name="_37_">g</text:span><text:span text:style-name="_31_">u</text:span><text:span text:style-name="_34_">n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c</text:span><text:span text:style-name="_31_">i</text:span><text:span text:style-name="_34_">r</text:span><text:span text:style-name="_37_">c</text:span><text:span text:style-name="_31_">u</text:span><text:span text:style-name="_34_">m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r</text:span><text:span text:style-name="_31_">u</text:span><text:span text:style-name="_34_">e</text:span><text:span text:style-name="_37_">l</text:span><text:span text:style-name="_31_">t</text:span><text:span text:style-name="_34_">y</text:span><text:span text:style-name="_39_"> </text:span><text:span text:style-name="_31_">&amp;</text:span><text:span text:style-name="_35_"> </text:span><text:span text:style-name="_37_">p</text:span><text:span text:style-name="_31_">e</text:span><text:span text:style-name="_34_">r</text:span><text:span text:style-name="_37_">f</text:span><text:span text:style-name="_31_">i</text:span><text:span text:style-name="_34_">d</text:span><text:span text:style-name="_37_">y</text:span><text:span text:style-name="_33_"> </text:span><text:span text:style-name="_34_">s</text:span><text:span text:style-name="_37_">c</text:span><text:span text:style-name="_31_">a</text:span><text:span text:style-name="_34_">r</text:span><text:span text:style-name="_37_">c</text:span><text:span text:style-name="_31_">e</text:span><text:span text:style-name="_34_">l</text:span><text:span text:style-name="_37_">y</text:span><text:span text:style-name="_32_"> </text:span><text:span text:style-name="_34_">p</text:span><text:span text:style-name="_37_">a</text:span><text:span text:style-name="_31_">r</text:span><text:span text:style-name="_34_">a</text:span><text:span text:style-name="_37_">l</text:span><text:span text:style-name="_31_">l</text:span><text:span text:style-name="_34_">e</text:span><text:span text:style-name="_37_">l</text:span><text:span text:style-name="_31_">e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b</text:span><text:span text:style-name="_34_">a</text:span><text:span text:style-name="_37_">r</text:span><text:span text:style-name="_31_">b</text:span><text:span text:style-name="_34_">a</text:span><text:span text:style-name="_37_">r</text:span><text:span text:style-name="_31_">o</text:span><text:span text:style-name="_34_">u</text:span><text:span text:style-name="_37_">s</text:span><text:span text:style-name="_33_"> </text:span><text:span text:style-name="_34_">a</text:span><text:span text:style-name="_37_">g</text:span><text:span text:style-name="_31_">e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o</text:span><text:span text:style-name="_34_">t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u</text:span><text:span text:style-name="_37_">n</text:span><text:span text:style-name="_31_">w</text:span><text:span text:style-name="_34_">o</text:span><text:span text:style-name="_37_">r</text:span><text:span text:style-name="_31_">t</text:span><text:span text:style-name="_34_">h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e</text:span><text:span text:style-name="_34_">a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c</text:span><text:span text:style-name="_34_">i</text:span><text:span text:style-name="_37_">v</text:span><text:span text:style-name="_31_">i</text:span><text:span text:style-name="_34_">l</text:span><text:span text:style-name="_37_">i</text:span><text:span text:style-name="_31_">z</text:span><text:span text:style-name="_34_">e</text:span><text:span text:style-name="_37_">d</text:span><text:span text:style-name="_32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/text:p>
      <text:p text:style-name="P1"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a</text:span><text:span text:style-name="_37_">i</text:span><text:span text:style-name="_31_">n</text:span><text:span text:style-name="_34_">e</text:span><text:span text:style-name="_37_">d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f</text:span><text:span text:style-name="_31_">e</text:span><text:span text:style-name="_34_">l</text:span><text:span text:style-name="_37_">l</text:span><text:span text:style-name="_31_">o</text:span><text:span text:style-name="_34_">w</text:span><text:span text:style-name="_38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9_"> </text:span><text:span text:style-name="_31_">t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C</text:span><text:span text:style-name="_34_">a</text:span><text:span text:style-name="_37_">p</text:span><text:span text:style-name="_31_">t</text:span><text:span text:style-name="_34_">i</text:span><text:span text:style-name="_37_">v</text:span><text:span text:style-name="_31_">e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i</text:span><text:span text:style-name="_37_">g</text:span><text:span text:style-name="_31_">h</text:span><text:span text:style-name="_35_"> </text:span><text:span text:style-name="_37_">S</text:span><text:span text:style-name="_31_">e</text:span><text:span text:style-name="_34_">a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a</text:span><text:span text:style-name="_34_">r</text:span><text:span text:style-name="_39_"> </text:span><text:span text:style-name="_31_">A</text:span><text:span text:style-name="_34_">r</text:span><text:span text:style-name="_37_">m</text:span><text:span text:style-name="_31_">s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7_">,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x</text:span><text:span text:style-name="_37_">e</text:span><text:span text:style-name="_31_">c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r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f</text:span><text:span text:style-name="_37_">r</text:span><text:span text:style-name="_31_">i</text:span><text:span text:style-name="_34_">e</text:span><text:span text:style-name="_37_">n</text:span><text:span text:style-name="_31_">d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B</text:span><text:span text:style-name="_37_">r</text:span><text:span text:style-name="_31_">e</text:span><text:span text:style-name="_34_">t</text:span><text:span text:style-name="_37_">h</text:span><text:span text:style-name="_31_">r</text:span><text:span text:style-name="_34_">e</text:span><text:span text:style-name="_37_">n</text:span><text:span text:style-name="_31_">,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6_"> </text:span><text:span text:style-name="_37_">f</text:span><text:span text:style-name="_31_">a</text:span><text:span text:style-name="_34_">l</text:span><text:span text:style-name="_37_">l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H</text:span><text:span text:style-name="_34_">a</text:span><text:span text:style-name="_37_">n</text:span><text:span text:style-name="_31_">d</text:span><text:span text:style-name="_34_">s</text:span><text:span text:style-name="_37_">.</text:span></text:p>
      <text:p text:style-name="P1"><text:span text:style-name="_34_">H</text:span><text:span text:style-name="_37_">e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e</text:span><text:span text:style-name="_31_">x</text:span><text:span text:style-name="_34_">c</text:span><text:span text:style-name="_37_">i</text:span><text:span text:style-name="_31_">t</text:span><text:span text:style-name="_34_">e</text:span><text:span text:style-name="_37_">d</text:span><text:span text:style-name="_32_"> </text:span><text:span text:style-name="_34_">d</text:span><text:span text:style-name="_37_">o</text:span><text:span text:style-name="_31_">m</text:span><text:span text:style-name="_34_">e</text:span><text:span text:style-name="_37_">s</text:span><text:span text:style-name="_31_">t</text:span><text:span text:style-name="_34_">i</text:span><text:span text:style-name="_37_">c</text:span><text:span text:style-name="_33_"> </text:span><text:span text:style-name="_34_">i</text:span><text:span text:style-name="_37_">n</text:span><text:span text:style-name="_31_">s</text:span><text:span text:style-name="_34_">u</text:span><text:span text:style-name="_37_">r</text:span><text:span text:style-name="_31_">r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6_"> </text:span><text:span text:style-name="_37_">u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e</text:span><text:span text:style-name="_31_">n</text:span><text:span text:style-name="_34_">d</text:span><text:span text:style-name="_37_">e</text:span><text:span text:style-name="_31_">a</text:span><text:span text:style-name="_34_">v</text:span><text:span text:style-name="_37_">o</text:span><text:span text:style-name="_31_">u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h</text:span><text:span text:style-name="_31_">a</text:span><text:span text:style-name="_34_">b</text:span><text:span text:style-name="_37_">i</text:span><text:span text:style-name="_31_">t</text:span><text:span text:style-name="_34_">a</text:span><text:span text:style-name="_37_">n</text:span><text:span text:style-name="_31_">t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f</text:span><text:span text:style-name="_37_">r</text:span><text:span text:style-name="_31_">o</text:span><text:span text:style-name="_34_">n</text:span><text:span text:style-name="_37_">t</text:span><text:span text:style-name="_31_">i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r</text:span><text:span text:style-name="_34_">c</text:span><text:span text:style-name="_37_">i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n</text:span><text:span text:style-name="_34_">d</text:span><text:span text:style-name="_37_">i</text:span><text:span text:style-name="_31_">a</text:span><text:span text:style-name="_34_">n</text:span><text:span text:style-name="_39_"> </text:span><text:span text:style-name="_31_">S</text:span><text:span text:style-name="_34_">a</text:span><text:span text:style-name="_37_">v</text:span><text:span text:style-name="_31_">a</text:span><text:span text:style-name="_34_">g</text:span><text:span text:style-name="_37_">e</text:span><text:span text:style-name="_31_">s</text:span><text:span text:style-name="_34_">,</text:span><text:span text:style-name="_39_"> </text:span><text:span text:style-name="_31_">w</text:span><text:span text:style-name="_34_">h</text:span><text:span text:style-name="_37_">o</text:span><text:span text:style-name="_31_">s</text:span><text:span text:style-name="_34_">e</text:span><text:span text:style-name="_38_"> </text:span><text:span text:style-name="_31_">k</text:span><text:span text:style-name="_34_">n</text:span><text:span text:style-name="_37_">o</text:span><text:span text:style-name="_31_">w</text:span><text:span text:style-name="_34_">n</text:span><text:span text:style-name="_39_"> </text:span><text:span text:style-name="_31_">r</text:span><text:span text:style-name="_34_">u</text:span><text:span text:style-name="_37_">l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w</text:span><text:span text:style-name="_31_">a</text:span><text:span text:style-name="_34_">r</text:span><text:span text:style-name="_37_">f</text:span><text:span text:style-name="_31_">a</text:span><text:span text:style-name="_34_">r</text:span><text:span text:style-name="_37_">e</text:span><text:span text:style-name="_31_">,</text:span><text:span text:style-name="_36_"> </text:span><text:span text:style-name="_37_">i</text:span><text:span text:style-name="_31_">s</text:span><text:span text:style-name="_35_"> </text:span><text:span text:style-name="_37_">a</text:span><text:span text:style-name="_31_">n</text:span><text:span text:style-name="_36_"> </text:span><text:span text:style-name="_37_">u</text:span><text:span text:style-name="_31_">n</text:span><text:span text:style-name="_34_">d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7_">u</text:span><text:span text:style-name="_31_">i</text:span><text:span text:style-name="_34_">s</text:span><text:span text:style-name="_37_">h</text:span><text:span text:style-name="_31_">e</text:span><text:span text:style-name="_34_">d</text:span><text:span text:style-name="_39_"> </text:span><text:span text:style-name="_31_">d</text:span><text:span text:style-name="_34_">e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a</text:span><text:span text:style-name="_37_">g</text:span><text:span text:style-name="_31_">e</text:span><text:span text:style-name="_34_">s</text:span><text:span text:style-name="_37_">,</text:span><text:span text:style-name="_33_"> </text:span><text:span text:style-name="_34_">s</text:span><text:span text:style-name="_37_">e</text:span><text:span text:style-name="_31_">x</text:span><text:span text:style-name="_34_">e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/text:p>
      <text:p text:style-name="P1"><text:span text:style-name="_37_">I</text:span><text:span text:style-name="_31_">n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s</text:span><text:span text:style-name="_31_">t</text:span><text:span text:style-name="_34_">a</text:span><text:span text:style-name="_37_">g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O</text:span><text:span text:style-name="_31_">p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P</text:span><text:span text:style-name="_37_">e</text:span><text:span text:style-name="_31_">t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R</text:span><text:span text:style-name="_37_">e</text:span><text:span text:style-name="_31_">d</text:span><text:span text:style-name="_34_">r</text:span><text:span text:style-name="_37_">e</text:span><text:span text:style-name="_31_">s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s</text:span><text:span text:style-name="_34_">t</text:span><text:span text:style-name="_38_"> </text:span><text:soft-page-break/><text:span text:style-name="_31_">h</text:span><text:span text:style-name="_34_">u</text:span><text:span text:style-name="_37_">m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1_">: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b</text:span><text:span text:style-name="_37_">y</text:span><text:span text:style-name="_33_"> </text:span><text:span text:style-name="_34_">r</text:span><text:span text:style-name="_37_">e</text:span><text:span text:style-name="_31_">p</text:span><text:span text:style-name="_34_">e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i</text:span><text:span text:style-name="_37_">n</text:span><text:span text:style-name="_31_">j</text:span><text:span text:style-name="_34_">u</text:span><text:span text:style-name="_37_">r</text:span><text:span text:style-name="_31_">y</text:span><text:span text:style-name="_34_">.</text:span><text:span text:style-name="_39_"> </text:span><text:span text:style-name="_31_">A</text:span><text:span text:style-name="_36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e</text:span><text:span text:style-name="_39_"> </text:span><text:span text:style-name="_31_">w</text:span><text:span text:style-name="_34_">h</text:span><text:span text:style-name="_37_">o</text:span><text:span text:style-name="_31_">s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a</text:span><text:span text:style-name="_37_">c</text:span><text:span text:style-name="_31_">t</text:span><text:span text:style-name="_34_">e</text:span><text:span text:style-name="_37_">r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u</text:span><text:span text:style-name="_34_">s</text:span><text:span text:style-name="_39_"> </text:span><text:span text:style-name="_31_">m</text:span><text:span text:style-name="_34_">a</text:span><text:span text:style-name="_37_">r</text:span><text:span text:style-name="_31_">k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a</text:span><text:span text:style-name="_37_">c</text:span><text:span text:style-name="_31_">t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e</text:span><text:span text:style-name="_33_"> </text:span><text:span text:style-name="_34_">a</text:span><text:span text:style-name="_38_"> </text:span><text:span text:style-name="_31_">T</text:span><text:span text:style-name="_34_">y</text:span><text:span text:style-name="_37_">r</text:span><text:span text:style-name="_31_">a</text:span><text:span text:style-name="_34_">n</text:span><text:span text:style-name="_37_">t</text:span><text:span text:style-name="_31_">,</text:span><text:span text:style-name="_35_"> </text:span><text:span text:style-name="_37_">i</text:span><text:span text:style-name="_31_">s</text:span><text:span text:style-name="_35_"> </text:span><text:span text:style-name="_37_">u</text:span><text:span text:style-name="_31_">n</text:span><text:span text:style-name="_34_">f</text:span><text:span text:style-name="_37_">i</text:span><text:span text:style-name="_31_">t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a</text:span><text:span text:style-name="_35_"> </text:span><text:span text:style-name="_37_">f</text:span><text:span text:style-name="_31_">r</text:span><text:span text:style-name="_34_">e</text:span><text:span text:style-name="_37_">e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.</text:span></text:p>
      <text:p text:style-name="P1"><text:span text:style-name="_31_">N</text:span><text:span text:style-name="_34_">o</text:span><text:span text:style-name="_37_">r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W</text:span><text:span text:style-name="_34_">e</text:span><text:span text:style-name="_39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w</text:span><text:span text:style-name="_31_">a</text:span><text:span text:style-name="_34_">n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t</text:span><text:span text:style-name="_31_">t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B</text:span><text:span text:style-name="_37_">r</text:span><text:span text:style-name="_31_">i</text:span><text:span text:style-name="_34_">t</text:span><text:span text:style-name="_37_">t</text:span><text:span text:style-name="_31_">i</text:span><text:span text:style-name="_34_">s</text:span><text:span text:style-name="_37_">h</text:span><text:span text:style-name="_33_"> </text:span><text:span text:style-name="_34_">b</text:span><text:span text:style-name="_37_">r</text:span><text:span text:style-name="_31_">e</text:span><text:span text:style-name="_34_">t</text:span><text:span text:style-name="_37_">h</text:span><text:span text:style-name="_31_">r</text:span><text:span text:style-name="_34_">e</text:span><text:span text:style-name="_37_">n</text:span><text:span text:style-name="_31_">.</text:span><text:span text:style-name="_36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w</text:span><text:span text:style-name="_37_">a</text:span><text:span text:style-name="_31_">r</text:span><text:span text:style-name="_34_">n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a</text:span><text:span text:style-name="_37_">t</text:span><text:span text:style-name="_31_">t</text:span><text:span text:style-name="_34_">e</text:span><text:span text:style-name="_37_">m</text:span><text:span text:style-name="_31_">p</text:span><text:span text:style-name="_34_">t</text:span><text:span text:style-name="_37_">s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l</text:span><text:span text:style-name="_37_">e</text:span><text:span text:style-name="_31_">g</text:span><text:span text:style-name="_34_">i</text:span><text:span text:style-name="_37_">s</text:span><text:span text:style-name="_31_">l</text:span><text:span text:style-name="_34_">a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e</text:span><text:span text:style-name="_37_">x</text:span><text:span text:style-name="_31_">t</text:span><text:span text:style-name="_34_">e</text:span><text:span text:style-name="_37_">n</text:span><text:span text:style-name="_31_">d</text:span><text:span text:style-name="_35_"> </text:span><text:span text:style-name="_37_">a</text:span><text:span text:style-name="_31_">n</text:span><text:span text:style-name="_35_"> </text:span><text:span text:style-name="_37_">u</text:span><text:span text:style-name="_31_">n</text:span><text:span text:style-name="_34_">w</text:span><text:span text:style-name="_37_">a</text:span><text:span text:style-name="_31_">r</text:span><text:span text:style-name="_34_">r</text:span><text:span text:style-name="_37_">a</text:span><text:span text:style-name="_31_">n</text:span><text:span text:style-name="_34_">t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j</text:span><text:span text:style-name="_37_">u</text:span><text:span text:style-name="_31_">r</text:span><text:span text:style-name="_34_">i</text:span><text:span text:style-name="_37_">s</text:span><text:span text:style-name="_31_">d</text:span><text:span text:style-name="_34_">i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u</text:span><text:span text:style-name="_37_">s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r</text:span><text:span text:style-name="_37_">e</text:span><text:span text:style-name="_31_">m</text:span><text:span text:style-name="_34_">i</text:span><text:span text:style-name="_37_">n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i</text:span><text:span text:style-name="_31_">r</text:span><text:span text:style-name="_34_">c</text:span><text:span text:style-name="_37_">u</text:span><text:span text:style-name="_31_">m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e</text:span><text:span text:style-name="_37_">m</text:span><text:span text:style-name="_31_">i</text:span><text:span text:style-name="_34_">g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t</text:span><text:span text:style-name="_34_">t</text:span><text:span text:style-name="_37_">l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.</text:span><text:span text:style-name="_38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l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m</text:span><text:span text:style-name="_34_">a</text:span><text:span text:style-name="_37_">g</text:span><text:span text:style-name="_31_">n</text:span><text:span text:style-name="_34_">a</text:span><text:span text:style-name="_37_">n</text:span><text:span text:style-name="_31_">i</text:span><text:span text:style-name="_34_">m</text:span><text:span text:style-name="_37_">i</text:span><text:span text:style-name="_31_">t</text:span><text:span text:style-name="_34_">y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j</text:span><text:span text:style-name="_37_">u</text:span><text:span text:style-name="_31_">r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i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c</text:span><text:span text:style-name="_37_">o</text:span><text:span text:style-name="_31_">m</text:span><text:span text:style-name="_34_">m</text:span><text:span text:style-name="_37_">o</text:span><text:span text:style-name="_31_">n</text:span><text:span text:style-name="_35_"> </text:span><text:span text:style-name="_37_">k</text:span><text:span text:style-name="_31_">i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i</text:span><text:span text:style-name="_31_">s</text:span><text:span text:style-name="_34_">a</text:span><text:span text:style-name="_37_">v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u</text:span><text:span text:style-name="_34_">s</text:span><text:span text:style-name="_37_">u</text:span><text:span text:style-name="_31_">r</text:span><text:span text:style-name="_34_">p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1_">,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i</text:span><text:span text:style-name="_31_">n</text:span><text:span text:style-name="_34_">e</text:span><text:span text:style-name="_37_">v</text:span><text:span text:style-name="_31_">i</text:span><text:span text:style-name="_34_">t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u</text:span><text:span text:style-name="_37_">p</text:span><text:span text:style-name="_31_">t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o</text:span><text:span text:style-name="_31_">r</text:span><text:span text:style-name="_34_">r</text:span><text:span text:style-name="_37_">e</text:span><text:span text:style-name="_31_">s</text:span><text:span text:style-name="_34_">p</text:span><text:span text:style-name="_37_">o</text:span><text:span text:style-name="_31_">n</text:span><text:span text:style-name="_34_">d</text:span><text:span text:style-name="_37_">e</text:span><text:span text:style-name="_31_">n</text:span><text:span text:style-name="_34_">c</text:span><text:span text:style-name="_37_">e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t</text:span><text:span text:style-name="_37_">o</text:span><text:span text:style-name="_31_">o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d</text:span><text:span text:style-name="_34_">e</text:span><text:span text:style-name="_37_">a</text:span><text:span text:style-name="_31_">f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o</text:span><text:span text:style-name="_37_">i</text:span><text:span text:style-name="_31_">c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a</text:span><text:span text:style-name="_37_">n</text:span><text:span text:style-name="_31_">g</text:span><text:span text:style-name="_34_">u</text:span><text:span text:style-name="_37_">i</text:span><text:span text:style-name="_31_">n</text:span><text:span text:style-name="_34_">i</text:span><text:span text:style-name="_37_">t</text:span><text:span text:style-name="_31_">y</text:span><text:span text:style-name="_34_">.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u</text:span><text:span text:style-name="_37_">s</text:span><text:span text:style-name="_31_">t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e</text:span><text:span text:style-name="_31_">,</text:span><text:span text:style-name="_35_"> </text:span><text:span text:style-name="_37_">a</text:span><text:span text:style-name="_31_">c</text:span><text:span text:style-name="_34_">q</text:span><text:span text:style-name="_37_">u</text:span><text:span text:style-name="_31_">i</text:span><text:span text:style-name="_34_">e</text:span><text:span text:style-name="_37_">s</text:span><text:span text:style-name="_31_">c</text:span><text:span text:style-name="_34_">e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i</text:span><text:span text:style-name="_37_">t</text:span><text:span text:style-name="_31_">y</text:span><text:span text:style-name="_34_">,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d</text:span><text:span text:style-name="_34_">e</text:span><text:span text:style-name="_37_">n</text:span><text:span text:style-name="_31_">o</text:span><text:span text:style-name="_34_">u</text:span><text:span text:style-name="_37_">n</text:span><text:span text:style-name="_31_">c</text:span><text:span text:style-name="_34_">e</text:span><text:span text:style-name="_37_">s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e</text:span><text:span text:style-name="_34_">p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m</text:span><text:span text:style-name="_31_">,</text:span><text:span text:style-name="_36_"> </text:span><text:span text:style-name="_37_">a</text:span><text:span text:style-name="_31_">s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o</text:span><text:span text:style-name="_34_">l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s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n</text:span><text:span text:style-name="_34_">k</text:span><text:span text:style-name="_37_">i</text:span><text:span text:style-name="_31_">n</text:span><text:span text:style-name="_34_">d</text:span><text:span text:style-name="_37_">,</text:span><text:span text:style-name="_33_"> </text:span><text:span text:style-name="_34_">E</text:span><text:span text:style-name="_37_">n</text:span><text:span text:style-name="_31_">e</text:span><text:span text:style-name="_34_">m</text:span><text:span text:style-name="_37_">i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W</text:span><text:span text:style-name="_34_">a</text:span><text:span text:style-name="_37_">r</text:span><text:span text:style-name="_31_">,</text:span><text:span text:style-name="_36_"> </text:span><text:span text:style-name="_37_">i</text:span><text:span text:style-name="_31_">n</text:span><text:span text:style-name="_35_"> </text:span><text:span text:style-name="_37_">P</text:span><text:span text:style-name="_31_">e</text:span><text:span text:style-name="_34_">a</text:span><text:span text:style-name="_37_">c</text:span><text:span text:style-name="_31_">e</text:span><text:span text:style-name="_35_"> </text:span><text:span text:style-name="_37_">F</text:span><text:span text:style-name="_31_">r</text:span><text:span text:style-name="_34_">i</text:span><text:span text:style-name="_37_">e</text:span><text:span text:style-name="_31_">n</text:span><text:span text:style-name="_34_">d</text:span><text:span text:style-name="_37_">s</text:span><text:span text:style-name="_31_">.</text:span></text:p>
      <text:p text:style-name="P1"><text:span text:style-name="_37_">W</text:span><text:span text:style-name="_31_">e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e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u</text:span><text:span text:style-name="_31_">n</text:span><text:span text:style-name="_34_">i</text:span><text:span text:style-name="_37_">t</text:span><text:span text:style-name="_31_">e</text:span><text:span text:style-name="_34_">d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n</text:span><text:span text:style-name="_31_">g</text:span><text:span text:style-name="_34_">r</text:span><text:span text:style-name="_37_">e</text:span><text:span text:style-name="_31_">s</text:span><text:span text:style-name="_34_">s</text:span><text:span text:style-name="_37_">,</text:span><text:span text:style-name="_32_"> </text:span><text:span text:style-name="_34_">A</text:span><text:span text:style-name="_37_">s</text:span><text:span text:style-name="_31_">s</text:span><text:span text:style-name="_34_">e</text:span><text:span text:style-name="_37_">m</text:span><text:span text:style-name="_31_">b</text:span><text:span text:style-name="_34_">l</text:span><text:span text:style-name="_37_">e</text:span><text:span text:style-name="_31_">d</text:span><text:span text:style-name="_34_">,</text:span><text:span text:style-name="_39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l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p</text:span><text:span text:style-name="_37_">r</text:span><text:span text:style-name="_31_">e</text:span><text:span text:style-name="_34_">m</text:span><text:span text:style-name="_37_">e</text:span><text:span text:style-name="_32_"> </text:span><text:span text:style-name="_34_">J</text:span><text:span text:style-name="_37_">u</text:span><text:span text:style-name="_31_">d</text:span><text:span text:style-name="_34_">g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c</text:span><text:span text:style-name="_34_">t</text:span><text:span text:style-name="_37_">i</text:span><text:span text:style-name="_31_">t</text:span><text:span text:style-name="_34_">u</text:span><text:span text:style-name="_37_">d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,</text:span><text:span text:style-name="_39_"> </text:span><text:span text:style-name="_31_">d</text:span><text:span text:style-name="_34_">o</text:span><text:span text:style-name="_37_">,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a</text:span><text:span text:style-name="_34_">m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y</text:span><text:span text:style-name="_39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o</text:span><text:span text:style-name="_34_">o</text:span><text:span text:style-name="_37_">d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C</text:span><text:span text:style-name="_31_">o</text:span><text:span text:style-name="_34_">l</text:span><text:span text:style-name="_37_">o</text:span><text:span text:style-name="_31_">n</text:span><text:span text:style-name="_34_">i</text:span><text:span text:style-name="_37_">e</text:span><text:span text:style-name="_31_">s</text:span><text:span text:style-name="_34_">,</text:span><text:span text:style-name="_38_"> </text:span><text:span text:style-name="_31_">s</text:span><text:span text:style-name="_34_">o</text:span><text:span text:style-name="_37_">l</text:span><text:span text:style-name="_31_">e</text:span><text:span text:style-name="_34_">m</text:span><text:span text:style-name="_37_">n</text:span><text:span text:style-name="_31_">l</text:span><text:span text:style-name="_34_">y</text:span><text:span text:style-name="_38_"> 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s</text:span><text:span text:style-name="_31_">h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d</text:span><text:span text:style-name="_34_">e</text:span><text:span text:style-name="_37_">c</text:span><text:span text:style-name="_31_">l</text:span><text:span text:style-name="_34_">a</text:span><text:span text:style-name="_37_">r</text:span><text:span text:style-name="_31_">e</text:span><text:span text:style-name="_34_">,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U</text:span><text:span text:style-name="_31_">n</text:span><text:span text:style-name="_34_">i</text:span><text:span text:style-name="_37_">t</text:span><text:span text:style-name="_31_">e</text:span><text:span text:style-name="_34_">d</text:span><text:span text:style-name="_38_"> </text:span><text:span text:style-name="_31_">C</text:span><text:span text:style-name="_34_">o</text:span><text:span text:style-name="_37_">l</text:span><text:span text:style-name="_31_">o</text:span><text:span text:style-name="_34_">n</text:span><text:span text:style-name="_37_">i</text:span><text:span text:style-name="_31_">e</text:span><text:span text:style-name="_34_">s</text:span><text:span text:style-name="_38_"> </text:span><text:span text:style-name="_31_">a</text:span><text:span text:style-name="_34_">r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F</text:span><text:span text:style-name="_34_">r</text:span><text:span text:style-name="_37_">e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7_">d</text:span><text:span text:style-name="_31_">e</text:span><text:span text:style-name="_34_">p</text:span><text:span text:style-name="_37_">e</text:span><text:span text:style-name="_31_">n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;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b</text:span><text:span text:style-name="_31_">s</text:span><text:span text:style-name="_34_">o</text:span><text:span text:style-name="_37_">l</text:span><text:span text:style-name="_31_">v</text:span><text:span text:style-name="_34_">e</text:span><text:span text:style-name="_37_">d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a</text:span><text:span text:style-name="_34_">l</text:span><text:span text:style-name="_37_">l</text:span><text:span text:style-name="_32_"> </text:span><text:span text:style-name="_34_">A</text:span><text:span text:style-name="_37_">l</text:span><text:span text:style-name="_31_">l</text:span><text:span text:style-name="_34_">e</text:span><text:span text:style-name="_37_">g</text:span><text:span text:style-name="_31_">i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r</text:span><text:span text:style-name="_31_">i</text:span><text:span text:style-name="_34_">t</text:span><text:span text:style-name="_37_">i</text:span><text:span text:style-name="_31_">s</text:span><text:span text:style-name="_34_">h</text:span><text:span text:style-name="_38_"> </text:span><text:span text:style-name="_31_">C</text:span><text:span text:style-name="_34_">r</text:span><text:span text:style-name="_37_">o</text:span><text:span text:style-name="_31_">w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5_"> </text:span><text:span text:style-name="_37_">B</text:span><text:span text:style-name="_31_">r</text:span><text:span text:style-name="_34_">i</text:span><text:span text:style-name="_37_">t</text:span><text:span text:style-name="_31_">a</text:span><text:span text:style-name="_34_">i</text:span><text:span text:style-name="_37_">n</text:span><text:span text:style-name="_31_">,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o</text:span><text:span text:style-name="_34_">u</text:span><text:span text:style-name="_37_">g</text:span><text:span text:style-name="_31_">h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t</text:span><text:span text:style-name="_34_">o</text:span><text:span text:style-name="_37_">t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d</text:span><text:span text:style-name="_31_">i</text:span><text:span text:style-name="_34_">s</text:span><text:span text:style-name="_37_">s</text:span><text:span text:style-name="_31_">o</text:span><text:span text:style-name="_34_">l</text:span><text:span text:style-name="_37_">v</text:span><text:span text:style-name="_31_">e</text:span><text:span text:style-name="_34_">d</text:span><text:span text:style-name="_37_">;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s</text:span><text:span text:style-name="_32_"> </text:span><text:span text:style-name="_34_">F</text:span><text:span text:style-name="_37_">r</text:span><text:span text:style-name="_31_">e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t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f</text:span><text:span text:style-name="_37_">u</text:span><text:span text:style-name="_31_">l</text:span><text:span text:style-name="_34_">l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8_"> </text:span><text:span text:style-name="_31_">t</text:span><text:span text:style-name="_34_">o</text:span><text:span text:style-name="_39_"> </text:span><text:span text:style-name="_31_">l</text:span><text:span text:style-name="_34_">e</text:span><text:span text:style-name="_37_">v</text:span><text:span text:style-name="_31_">y</text:span><text:span text:style-name="_35_"> </text:span><text:span text:style-name="_37_">W</text:span><text:span text:style-name="_31_">a</text:span><text:span text:style-name="_34_">r</text:span><text:span text:style-name="_37_">,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e</text:span><text:span text:style-name="_33_"> </text:span><text:span text:style-name="_34_">P</text:span><text:span text:style-name="_37_">e</text:span><text:span text:style-name="_31_">a</text:span><text:span text:style-name="_34_">c</text:span><text:span text:style-name="_37_">e</text:span><text:span text:style-name="_31_">,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a</text:span><text:span text:style-name="_37_">c</text:span><text:span text:style-name="_31_">t</text:span><text:span text:style-name="_36_"> </text:span><text:span text:style-name="_37_">A</text:span><text:span text:style-name="_31_">l</text:span><text:span text:style-name="_34_">l</text:span><text:span text:style-name="_37_">i</text:span><text:span text:style-name="_31_">a</text:span><text:span text:style-name="_34_">n</text:span><text:span text:style-name="_37_">c</text:span><text:span text:style-name="_31_">e</text:span><text:span text:style-name="_34_">s</text:span><text:span text:style-name="_37_">,</text:span><text:span text:style-name="_32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5_"> </text:span><text:span text:style-name="_37_">C</text:span><text:span text:style-name="_31_">o</text:span><text:span text:style-name="_34_">m</text:span><text:span text:style-name="_37_">m</text:span><text:span text:style-name="_31_">e</text:span><text:span text:style-name="_34_">r</text:span><text:span text:style-name="_37_">c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o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A</text:span><text:span text:style-name="_31_">c</text:span><text:span text:style-name="_34_">t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n</text:span><text:span text:style-name="_37_">d</text:span><text:span text:style-name="_31_">e</text:span><text:span text:style-name="_34_">p</text:span><text:span text:style-name="_37_">e</text:span><text:span text:style-name="_31_">n</text:span><text:span text:style-name="_34_">d</text:span><text:span text:style-name="_37_">e</text:span><text:span text:style-name="_31_">n</text:span><text:span text:style-name="_34_">t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o</text:span><text:span text:style-name="_31_">f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d</text:span><text:span text:style-name="_31_">o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8_"> </text:span><text:span text:style-name="_31_">f</text:span><text:span text:style-name="_34_">i</text:span><text:span text:style-name="_37_">r</text:span><text:span text:style-name="_31_">m</text:span><text:span text:style-name="_36_"> </text:span><text:span text:style-name="_37_">r</text:span><text:span text:style-name="_31_">e</text:span><text:span text:style-name="_34_">l</text:span><text:span text:style-name="_37_">i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v</text:span><text:span text:style-name="_37_">i</text:span><text:span text:style-name="_31_">n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w</text:span><text:span text:style-name="_34_">e</text:span><text:span text:style-name="_39_"> </text:span><text:span text:style-name="_31_">m</text:span><text:span text:style-name="_34_">u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p</text:span><text:span text:style-name="_34_">l</text:span><text:span text:style-name="_37_">e</text:span><text:span text:style-name="_31_">d</text:span><text:span text:style-name="_34_">g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L</text:span><text:span text:style-name="_37_">i</text:span><text:span text:style-name="_31_">v</text:span><text:span text:style-name="_34_">e</text:span><text:span text:style-name="_37_">s</text:span><text:span text:style-name="_31_">,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r</text:span><text:span text:style-name="_31_">t</text:span><text:span text:style-name="_34_">u</text:span><text:span text:style-name="_37_">n</text:span><text:span text:style-name="_31_">e</text:span><text:span text:style-name="_34_">s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a</text:span><text:span text:style-name="_34_">c</text:span><text:span text:style-name="_37_">r</text:span><text:span text:style-name="_31_">e</text:span><text:span text:style-name="_34_">d</text:span><text:span text:style-name="_38_"> </text:span><text:span text:style-name="_31_">H</text:span><text:span text:style-name="_34_">o</text:span><text:span text:style-name="_37_">n</text:span><text:span text:style-name="_31_">o</text:span><text:span text:style-name="_34_">r</text:span><text:span text:style-name="_37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74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74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74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14"/>
    <meta:generator>OpenOffice/4.0.1$Win32 OpenOffice.org_project/401m5$Build-9714</meta:generator>
  </office:meta>
</office:document-meta>
</file>